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2.192cm" table:align="left"/>
    </style:style>
    <style:style style:name="Tabela1.A" style:family="table-column">
      <style:table-column-properties style:column-width="0.995cm"/>
    </style:style>
    <style:style style:name="Tabela1.B" style:family="table-column">
      <style:table-column-properties style:column-width="2.307cm"/>
    </style:style>
    <style:style style:name="Tabela1.C" style:family="table-column">
      <style:table-column-properties style:column-width="3.408cm"/>
    </style:style>
    <style:style style:name="Tabela1.D" style:family="table-column">
      <style:table-column-properties style:column-width="2.286cm"/>
    </style:style>
    <style:style style:name="Tabela1.E" style:family="table-column">
      <style:table-column-properties style:column-width="3.196cm"/>
    </style:style>
    <style:style style:name="Tabela1.A1" style:family="table-cell">
      <style:table-cell-properties style:vertical-align="middle" fo:padding="0.049cm" fo:border="none"/>
    </style:style>
    <style:style style:name="P1" style:family="paragraph" style:parent-style-name="Standard">
      <style:paragraph-properties fo:line-height="100%"/>
      <style:text-properties fo:font-weight="normal" officeooo:rsid="001277fb" officeooo:paragraph-rsid="0013ca3c" style:font-weight-asian="normal" style:font-weight-complex="normal"/>
    </style:style>
    <style:style style:name="P2" style:family="paragraph" style:parent-style-name="Standard">
      <style:paragraph-properties fo:line-height="100%"/>
      <style:text-properties fo:font-weight="normal" officeooo:rsid="001390e9" officeooo:paragraph-rsid="0013ca3c" style:font-weight-asian="normal" style:font-weight-complex="normal"/>
    </style:style>
    <style:style style:name="P3" style:family="paragraph" style:parent-style-name="Standard">
      <style:paragraph-properties fo:line-height="100%"/>
      <style:text-properties fo:font-weight="normal" officeooo:rsid="001390e9" officeooo:paragraph-rsid="0014317a" style:font-weight-asian="normal" style:font-weight-complex="normal"/>
    </style:style>
    <style:style style:name="P4" style:family="paragraph" style:parent-style-name="Standard">
      <style:paragraph-properties fo:line-height="100%"/>
      <style:text-properties fo:font-weight="normal" officeooo:rsid="001390e9" officeooo:paragraph-rsid="0014f6d5" style:font-weight-asian="normal" style:font-weight-complex="normal"/>
    </style:style>
    <style:style style:name="P5" style:family="paragraph" style:parent-style-name="Standard">
      <style:paragraph-properties fo:line-height="100%"/>
      <style:text-properties fo:font-weight="normal" officeooo:rsid="001390e9" officeooo:paragraph-rsid="001943a7" style:font-weight-asian="normal" style:font-weight-complex="normal"/>
    </style:style>
    <style:style style:name="P6" style:family="paragraph" style:parent-style-name="Standard">
      <style:paragraph-properties fo:line-height="100%"/>
      <style:text-properties fo:font-weight="normal" officeooo:rsid="0013ca3c" officeooo:paragraph-rsid="0013ca3c" style:font-weight-asian="normal" style:font-weight-complex="normal"/>
    </style:style>
    <style:style style:name="P7" style:family="paragraph" style:parent-style-name="Standard">
      <style:paragraph-properties fo:line-height="100%"/>
      <style:text-properties fo:font-weight="normal" officeooo:rsid="0014e92f" officeooo:paragraph-rsid="0013ca3c" style:font-weight-asian="normal" style:font-weight-complex="normal"/>
    </style:style>
    <style:style style:name="P8" style:family="paragraph" style:parent-style-name="Standard">
      <style:paragraph-properties fo:line-height="100%"/>
      <style:text-properties fo:font-weight="normal" officeooo:rsid="001183f7" officeooo:paragraph-rsid="0014317a" style:font-weight-asian="normal" style:font-weight-complex="normal"/>
    </style:style>
    <style:style style:name="P9" style:family="paragraph" style:parent-style-name="Standard">
      <style:paragraph-properties fo:line-height="100%"/>
      <style:text-properties officeooo:paragraph-rsid="0014317a"/>
    </style:style>
    <style:style style:name="P10" style:family="paragraph" style:parent-style-name="Standard">
      <style:paragraph-properties fo:line-height="100%"/>
      <style:text-properties style:font-name="Arial" fo:font-size="12pt" fo:language="pt" fo:country="BR" fo:font-weight="normal" officeooo:rsid="001390e9" officeooo:paragraph-rsid="0013ca3c"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style:font-name="Arial" fo:font-size="12pt" fo:language="pt" fo:country="BR" fo:font-weight="normal" officeooo:rsid="001390e9" officeooo:paragraph-rsid="001943a7" style:font-size-asian="12pt" style:font-weight-asian="normal" style:font-size-complex="12pt" style:font-weight-complex="normal"/>
    </style:style>
    <style:style style:name="P12" style:family="paragraph" style:parent-style-name="Standard">
      <style:paragraph-properties fo:line-height="100%"/>
      <style:text-properties style:font-name="Arial" fo:font-size="12pt" fo:language="pt" fo:country="BR" fo:font-weight="normal" officeooo:rsid="001390e9" officeooo:paragraph-rsid="0004c7a4" style:font-size-asian="12pt" style:font-weight-asian="normal" style:font-size-complex="12pt" style:font-weight-complex="normal"/>
    </style:style>
    <style:style style:name="P13" style:family="paragraph" style:parent-style-name="Standard">
      <style:paragraph-properties fo:line-height="100%"/>
      <style:text-properties style:font-name="Arial" fo:font-size="12pt" fo:language="pt" fo:country="BR" fo:font-weight="normal" officeooo:rsid="001390e9" officeooo:paragraph-rsid="0014317a" style:font-size-asian="12pt" style:font-weight-asian="normal" style:font-size-complex="12pt" style:font-weight-complex="normal"/>
    </style:style>
    <style:style style:name="P14" style:family="paragraph" style:parent-style-name="Standard">
      <style:paragraph-properties fo:line-height="100%"/>
      <style:text-properties style:font-name="Arial" fo:font-size="12pt" fo:language="pt" fo:country="BR" fo:font-weight="normal" officeooo:rsid="001390e9" officeooo:paragraph-rsid="0014f6d5" style:font-size-asian="12pt" style:font-weight-asian="normal" style:font-size-complex="12pt" style:font-weight-complex="normal"/>
    </style:style>
    <style:style style:name="P15" style:family="paragraph" style:parent-style-name="Standard">
      <style:paragraph-properties fo:line-height="100%"/>
      <style:text-properties style:font-name="Arial" fo:font-size="12pt" fo:language="pt" fo:country="BR" fo:font-weight="normal" officeooo:rsid="001390e9" officeooo:paragraph-rsid="00071a40" style:font-size-asian="12pt" style:font-weight-asian="normal" style:font-size-complex="12pt" style:font-weight-complex="normal"/>
    </style:style>
    <style:style style:name="P16" style:family="paragraph" style:parent-style-name="Standard">
      <style:paragraph-properties fo:line-height="100%"/>
      <style:text-properties style:font-name="Arial" fo:font-size="12pt" fo:language="pt" fo:country="BR" fo:font-weight="normal" officeooo:rsid="00122be7" officeooo:paragraph-rsid="0014f6d5" style:font-size-asian="12pt" style:font-weight-asian="normal" style:font-size-complex="12pt" style:font-weight-complex="normal"/>
    </style:style>
    <style:style style:name="P17" style:family="paragraph" style:parent-style-name="Standard">
      <style:paragraph-properties fo:line-height="100%"/>
      <style:text-properties style:font-name="Arial" fo:font-size="12pt" fo:language="pt" fo:country="BR" fo:font-weight="normal" officeooo:rsid="001183f7" officeooo:paragraph-rsid="0014317a" style:font-size-asian="12pt" style:font-weight-asian="normal" style:font-size-complex="12pt" style:font-weight-complex="normal"/>
    </style:style>
    <style:style style:name="P18" style:family="paragraph" style:parent-style-name="Standard">
      <style:paragraph-properties fo:line-height="100%"/>
      <style:text-properties style:font-name="Arial" fo:font-size="12pt" fo:language="pt" fo:country="BR" fo:font-weight="normal" officeooo:rsid="001183f7" officeooo:paragraph-rsid="000b3746" style:font-size-asian="12pt" style:font-weight-asian="normal" style:font-size-complex="12pt" style:font-weight-complex="normal"/>
    </style:style>
    <style:style style:name="P19" style:family="paragraph" style:parent-style-name="Standard">
      <style:paragraph-properties fo:line-height="100%" fo:text-align="justify" style:justify-single-word="false"/>
      <style:text-properties style:font-name="Arial" fo:font-size="12pt" fo:language="pt" fo:country="BR" fo:font-weight="normal" officeooo:rsid="0009fcc1" officeooo:paragraph-rsid="00168b2d"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style:font-name="Arial" fo:font-size="12pt" fo:language="pt" fo:country="BR" fo:font-weight="normal" officeooo:rsid="000ac5b6" officeooo:paragraph-rsid="001677a6" style:font-size-asian="12pt" style:font-weight-asian="normal" style:font-size-complex="12pt" style:font-weight-complex="normal"/>
    </style:style>
    <style:style style:name="P21" style:family="paragraph" style:parent-style-name="Standard">
      <style:paragraph-properties fo:line-height="100%"/>
      <style:text-properties style:font-name="Arial" fo:font-size="12pt" fo:language="pt" fo:country="BR" fo:font-weight="normal" officeooo:rsid="0016596f" officeooo:paragraph-rsid="0004c7a4" style:font-size-asian="12pt" style:font-weight-asian="normal" style:font-size-complex="12pt" style:font-weight-complex="normal"/>
    </style:style>
    <style:style style:name="P22" style:family="paragraph" style:parent-style-name="Standard">
      <style:paragraph-properties fo:line-height="100%"/>
      <style:text-properties style:font-name="Arial" fo:font-size="12pt" fo:language="pt" fo:country="BR" fo:font-weight="normal" officeooo:rsid="0016596f" officeooo:paragraph-rsid="0014f6d5" style:font-size-asian="12pt" style:font-weight-asian="normal" style:font-size-complex="12pt" style:font-weight-complex="normal"/>
    </style:style>
    <style:style style:name="P23" style:family="paragraph" style:parent-style-name="Standard">
      <style:paragraph-properties fo:line-height="100%"/>
      <style:text-properties style:font-name="Arial" fo:font-size="12pt" fo:language="pt" fo:country="BR" fo:font-weight="normal" officeooo:rsid="0013ca3c" officeooo:paragraph-rsid="0013ca3c" style:font-size-asian="12pt" style:font-weight-asian="normal" style:font-size-complex="12pt" style:font-weight-complex="normal"/>
    </style:style>
    <style:style style:name="P24" style:family="paragraph" style:parent-style-name="Standard">
      <style:paragraph-properties fo:line-height="100%"/>
      <style:text-properties style:font-name="Arial" fo:font-size="12pt" fo:language="pt" fo:country="BR" fo:font-weight="normal" officeooo:rsid="0013ca3c" officeooo:paragraph-rsid="0014317a" style:font-size-asian="12pt" style:font-weight-asian="normal" style:font-size-complex="12pt" style:font-weight-complex="normal"/>
    </style:style>
    <style:style style:name="P25" style:family="paragraph" style:parent-style-name="Standard">
      <style:paragraph-properties fo:line-height="100%"/>
      <style:text-properties style:font-name="Arial" fo:font-size="12pt" fo:language="pt" fo:country="BR" fo:font-weight="normal" officeooo:rsid="0013ca3c" officeooo:paragraph-rsid="0014f6d5" style:font-size-asian="12pt" style:font-weight-asian="normal" style:font-size-complex="12pt" style:font-weight-complex="normal"/>
    </style:style>
    <style:style style:name="P26" style:family="paragraph" style:parent-style-name="Standard">
      <style:paragraph-properties fo:line-height="100%"/>
      <style:text-properties style:font-name="Arial" fo:font-size="12pt" fo:language="pt" fo:country="BR" fo:font-weight="normal" officeooo:rsid="00153a6f" officeooo:paragraph-rsid="0013ca3c" style:font-size-asian="12pt" style:font-weight-asian="normal" style:font-size-complex="12pt" style:font-weight-complex="normal"/>
    </style:style>
    <style:style style:name="P27" style:family="paragraph" style:parent-style-name="Standard">
      <style:paragraph-properties fo:line-height="100%"/>
      <style:text-properties style:font-name="Arial" fo:font-size="12pt" fo:language="pt" fo:country="BR" fo:font-weight="normal" officeooo:rsid="000b3746" officeooo:paragraph-rsid="0014317a" style:font-size-asian="12pt" style:font-weight-asian="normal" style:font-size-complex="12pt" style:font-weight-complex="normal"/>
    </style:style>
    <style:style style:name="P28" style:family="paragraph" style:parent-style-name="Standard">
      <style:paragraph-properties fo:line-height="100%"/>
      <style:text-properties style:font-name="Arial" fo:font-size="12pt" fo:language="pt" fo:country="BR" fo:font-weight="normal" officeooo:rsid="0014317a" officeooo:paragraph-rsid="0014317a" style:font-size-asian="12pt" style:font-weight-asian="normal" style:font-size-complex="12pt" style:font-weight-complex="normal"/>
    </style:style>
    <style:style style:name="P29" style:family="paragraph" style:parent-style-name="Standard">
      <style:paragraph-properties fo:line-height="150%" fo:text-align="center" style:justify-single-word="false"/>
      <style:text-properties style:font-name="Arial" fo:font-size="12pt" fo:language="pt" fo:country="BR" officeooo:rsid="0004c7a4" officeooo:paragraph-rsid="0004c7a4" style:font-size-asian="12pt" style:font-size-complex="12pt"/>
    </style:style>
    <style:style style:name="P30" style:family="paragraph" style:parent-style-name="Standard">
      <style:paragraph-properties fo:line-height="150%"/>
      <style:text-properties style:font-name="Arial" fo:font-size="12pt" fo:language="pt" fo:country="BR" officeooo:rsid="0004c7a4" officeooo:paragraph-rsid="0004c7a4" style:font-size-asian="12pt" style:font-size-complex="12pt"/>
    </style:style>
    <style:style style:name="P31" style:family="paragraph" style:parent-style-name="Standard">
      <style:paragraph-properties fo:line-height="150%" fo:text-align="start" style:justify-single-word="false"/>
      <style:text-properties style:font-name="Arial" fo:font-size="12pt" fo:language="pt" fo:country="BR" officeooo:rsid="0004c7a4" officeooo:paragraph-rsid="0004c7a4" style:font-size-asian="12pt" style:font-size-complex="12pt"/>
    </style:style>
    <style:style style:name="P32" style:family="paragraph" style:parent-style-name="Standard">
      <style:paragraph-properties fo:line-height="150%" fo:text-align="center" style:justify-single-word="false"/>
      <style:text-properties style:font-name="Arial" fo:font-size="12pt" fo:language="pt" fo:country="BR" fo:font-weight="bold" officeooo:rsid="0004c7a4" officeooo:paragraph-rsid="0004c7a4" style:font-size-asian="12pt" style:font-weight-asian="bold" style:font-size-complex="12pt" style:font-weight-complex="bold"/>
    </style:style>
    <style:style style:name="P33" style:family="paragraph" style:parent-style-name="Standard">
      <style:paragraph-properties fo:line-height="100%" fo:text-align="justify" style:justify-single-word="false"/>
      <style:text-properties style:font-name="Arial" fo:font-size="12pt" fo:language="pt" fo:country="BR" fo:font-weight="bold" officeooo:rsid="001277fb" officeooo:paragraph-rsid="001277fb" style:font-size-asian="12pt" style:font-weight-asian="bold" style:font-size-complex="12pt" style:font-weight-complex="bold"/>
    </style:style>
    <style:style style:name="P34" style:family="paragraph" style:parent-style-name="Standard">
      <style:paragraph-properties fo:line-height="100%" fo:text-align="justify" style:justify-single-word="false"/>
      <style:text-properties style:font-name="Arial" fo:font-size="12pt" fo:language="pt" fo:country="BR" fo:font-weight="bold" officeooo:rsid="001277fb" officeooo:paragraph-rsid="001b1c8e" style:font-size-asian="12pt" style:font-weight-asian="bold" style:font-size-complex="12pt" style:font-weight-complex="bold"/>
    </style:style>
    <style:style style:name="P35" style:family="paragraph" style:parent-style-name="Standard">
      <style:paragraph-properties fo:line-height="100%"/>
      <style:text-properties style:font-name="Arial" fo:font-size="12pt" fo:language="pt" fo:country="BR" fo:font-weight="bold" officeooo:rsid="001277fb" officeooo:paragraph-rsid="001677a6" style:font-size-asian="12pt" style:font-weight-asian="bold" style:font-size-complex="12pt" style:font-weight-complex="bold"/>
    </style:style>
    <style:style style:name="P36" style:family="paragraph" style:parent-style-name="Standard">
      <style:paragraph-properties fo:line-height="100%" fo:text-align="justify" style:justify-single-word="false"/>
      <style:text-properties style:font-name="Arial" fo:font-size="12pt" fo:language="pt" fo:country="BR" fo:font-weight="bold" officeooo:rsid="00081786" officeooo:paragraph-rsid="001677a6" style:font-size-asian="12pt" style:font-weight-asian="bold" style:font-size-complex="12pt" style:font-weight-complex="bold"/>
    </style:style>
    <style:style style:name="P37" style:family="paragraph" style:parent-style-name="Standard">
      <style:paragraph-properties fo:line-height="100%" fo:text-align="justify" style:justify-single-word="false"/>
      <style:text-properties style:font-name="Arial" fo:font-size="12pt" fo:language="pt" fo:country="BR" fo:font-weight="bold" officeooo:rsid="001b1c8e" officeooo:paragraph-rsid="001b1c8e" style:font-size-asian="12pt" style:font-weight-asian="bold" style:font-size-complex="12pt" style:font-weight-complex="bold"/>
    </style:style>
    <style:style style:name="P38" style:family="paragraph" style:parent-style-name="Standard">
      <style:paragraph-properties fo:line-height="100%" fo:text-align="justify" style:justify-single-word="false"/>
      <style:text-properties style:font-name="Arial" fo:font-size="12pt" fo:language="pt" fo:country="BR" fo:font-weight="bold" officeooo:rsid="0009fcc1" officeooo:paragraph-rsid="001b1c8e" style:font-size-asian="12pt" style:font-weight-asian="bold" style:font-size-complex="12pt" style:font-weight-complex="bold"/>
    </style:style>
    <style:style style:name="P39" style:family="paragraph" style:parent-style-name="Standard">
      <style:paragraph-properties fo:line-height="100%"/>
      <style:text-properties style:font-name="Arial" fo:font-size="12pt" fo:language="pt" fo:country="BR" fo:font-style="normal" fo:font-weight="bold" officeooo:rsid="0014f6d5" officeooo:paragraph-rsid="0014f6d5" style:font-size-asian="12pt" style:font-style-asian="normal" style:font-weight-asian="bold" style:font-size-complex="12pt" style:font-style-complex="normal" style:font-weight-complex="bold"/>
    </style:style>
    <style:style style:name="P40" style:family="paragraph" style:parent-style-name="Standard">
      <style:paragraph-properties fo:line-height="100%"/>
      <style:text-properties style:font-name="Arial" fo:font-size="12pt" fo:language="pt" fo:country="BR" fo:font-style="italic" fo:font-weight="normal" officeooo:rsid="00122be7" officeooo:paragraph-rsid="0014f6d5"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00%"/>
      <style:text-properties style:font-name="Arial" fo:font-size="12pt" fo:language="pt" fo:country="BR" fo:font-style="italic" fo:font-weight="normal" officeooo:rsid="0014317a" officeooo:paragraph-rsid="0004c7a4"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00%" fo:text-align="justify" style:justify-single-word="false"/>
      <style:text-properties style:font-name="Arial" officeooo:paragraph-rsid="001277fb"/>
    </style:style>
    <style:style style:name="P43" style:family="paragraph" style:parent-style-name="Standard">
      <style:paragraph-properties fo:line-height="100%" fo:text-align="justify" style:justify-single-word="false"/>
      <style:text-properties style:font-name="Arial" officeooo:paragraph-rsid="001677a6"/>
    </style:style>
    <style:style style:name="P44" style:family="paragraph" style:parent-style-name="Standard">
      <style:paragraph-properties fo:line-height="100%" fo:text-align="justify" style:justify-single-word="false"/>
      <style:text-properties style:font-name="Arial" officeooo:paragraph-rsid="001b1c8e"/>
    </style:style>
    <style:style style:name="P45" style:family="paragraph" style:parent-style-name="Standard">
      <style:paragraph-properties fo:line-height="100%" fo:text-align="justify" style:justify-single-word="false"/>
      <style:text-properties style:font-name="Arial" officeooo:paragraph-rsid="00168b2d"/>
    </style:style>
    <style:style style:name="P46" style:family="paragraph" style:parent-style-name="Standard">
      <style:paragraph-properties fo:line-height="100%" fo:text-align="justify" style:justify-single-word="false"/>
      <style:text-properties style:font-name="Arial" officeooo:paragraph-rsid="001943a7"/>
    </style:style>
    <style:style style:name="P47" style:family="paragraph" style:parent-style-name="Standard">
      <style:paragraph-properties fo:line-height="100%" fo:text-align="justify" style:justify-single-word="false"/>
      <style:text-properties style:font-name="Arial" fo:font-weight="bold" officeooo:rsid="001b1c8e" officeooo:paragraph-rsid="001b1c8e" style:font-weight-asian="bold" style:font-weight-complex="bold"/>
    </style:style>
    <style:style style:name="P48" style:family="paragraph" style:parent-style-name="Standard">
      <style:paragraph-properties fo:line-height="100%" fo:text-align="justify" style:justify-single-word="false"/>
      <style:text-properties style:font-name="Arial" fo:font-weight="normal" officeooo:rsid="00063935" officeooo:paragraph-rsid="001b1c8e" style:font-weight-asian="normal" style:font-weight-complex="normal"/>
    </style:style>
    <style:style style:name="P49" style:family="paragraph" style:parent-style-name="Standard">
      <style:paragraph-properties fo:line-height="100%" fo:text-align="justify" style:justify-single-word="false"/>
      <style:text-properties style:font-name="Arial" fo:font-weight="normal" officeooo:rsid="0009399d" officeooo:paragraph-rsid="001677a6" style:font-weight-asian="normal" style:font-weight-complex="normal"/>
    </style:style>
    <style:style style:name="P50" style:family="paragraph" style:parent-style-name="Standard">
      <style:paragraph-properties fo:line-height="100%"/>
      <style:text-properties style:font-name="Arial" fo:font-weight="normal" officeooo:rsid="001277fb" officeooo:paragraph-rsid="0013ca3c" style:font-weight-asian="normal" style:font-weight-complex="normal"/>
    </style:style>
    <style:style style:name="P51" style:family="paragraph" style:parent-style-name="Standard">
      <style:paragraph-properties fo:line-height="100%"/>
      <style:text-properties style:font-name="Arial" fo:font-weight="normal" officeooo:rsid="001390e9" officeooo:paragraph-rsid="0013ca3c" style:font-weight-asian="normal" style:font-weight-complex="normal"/>
    </style:style>
    <style:style style:name="P52" style:family="paragraph" style:parent-style-name="Standard">
      <style:paragraph-properties fo:line-height="100%"/>
      <style:text-properties style:font-name="Arial" fo:font-weight="normal" officeooo:rsid="001390e9" officeooo:paragraph-rsid="0014f6d5" style:font-weight-asian="normal" style:font-weight-complex="normal"/>
    </style:style>
    <style:style style:name="P53" style:family="paragraph" style:parent-style-name="Standard">
      <style:paragraph-properties fo:line-height="100%"/>
      <style:text-properties style:font-name="Arial" fo:font-weight="normal" officeooo:rsid="001390e9" officeooo:paragraph-rsid="0014317a" style:font-weight-asian="normal" style:font-weight-complex="normal"/>
    </style:style>
    <style:style style:name="P54" style:family="paragraph" style:parent-style-name="Standard">
      <style:paragraph-properties fo:line-height="100%"/>
      <style:text-properties style:font-name="Arial" fo:font-weight="normal" officeooo:rsid="001390e9" officeooo:paragraph-rsid="001943a7" style:font-weight-asian="normal" style:font-weight-complex="normal"/>
    </style:style>
    <style:style style:name="P55" style:family="paragraph" style:parent-style-name="Standard">
      <style:paragraph-properties fo:line-height="100%"/>
      <style:text-properties style:font-name="Arial" fo:font-weight="normal" officeooo:rsid="001183f7" officeooo:paragraph-rsid="0014317a" style:font-weight-asian="normal" style:font-weight-complex="normal"/>
    </style:style>
    <style:style style:name="P56" style:family="paragraph" style:parent-style-name="Standard">
      <style:paragraph-properties fo:line-height="100%"/>
      <style:text-properties style:font-name="Arial" fo:language="pt" fo:country="BR" fo:font-weight="normal" officeooo:rsid="001277fb" officeooo:paragraph-rsid="0013ca3c" style:font-weight-asian="normal" style:font-weight-complex="normal"/>
    </style:style>
    <style:style style:name="P57" style:family="paragraph" style:parent-style-name="Standard">
      <style:paragraph-properties fo:line-height="100%"/>
      <style:text-properties style:font-name="Arial" fo:language="pt" fo:country="BR" fo:font-weight="normal" officeooo:rsid="00134d62" officeooo:paragraph-rsid="0013ca3c" style:font-weight-asian="normal" style:font-weight-complex="normal"/>
    </style:style>
    <style:style style:name="P58" style:family="paragraph" style:parent-style-name="Standard">
      <style:paragraph-properties fo:line-height="100%"/>
      <style:text-properties style:font-name="Arial" fo:language="pt" fo:country="BR" fo:font-weight="normal" officeooo:rsid="001943a7" officeooo:paragraph-rsid="001943a7" style:font-weight-asian="normal" style:font-weight-complex="normal"/>
    </style:style>
    <style:style style:name="P59" style:family="paragraph" style:parent-style-name="Standard">
      <style:paragraph-properties fo:line-height="100%"/>
      <style:text-properties style:font-name="Arial" fo:language="pt" fo:country="BR" officeooo:paragraph-rsid="0004c7a4"/>
    </style:style>
    <style:style style:name="P60" style:family="paragraph" style:parent-style-name="Text_20_body">
      <style:paragraph-properties fo:line-height="100%" fo:text-align="justify" style:justify-single-word="false"/>
      <style:text-properties officeooo:paragraph-rsid="001677a6"/>
    </style:style>
    <style:style style:name="P61" style:family="paragraph" style:parent-style-name="Text_20_body">
      <style:paragraph-properties fo:line-height="100%" fo:text-align="justify" style:justify-single-word="false"/>
      <style:text-properties style:font-name="Arial" officeooo:paragraph-rsid="001677a6"/>
    </style:style>
    <style:style style:name="P62" style:family="paragraph" style:parent-style-name="Text_20_body">
      <style:paragraph-properties fo:line-height="100%" fo:text-align="justify" style:justify-single-word="false"/>
      <style:text-properties style:font-name="Arial" officeooo:paragraph-rsid="00168b2d"/>
    </style:style>
    <style:style style:name="P63" style:family="paragraph" style:parent-style-name="Text_20_body">
      <style:paragraph-properties fo:line-height="100%" fo:text-align="justify" style:justify-single-word="false"/>
      <style:text-properties style:font-name="Arial" fo:font-size="12pt" fo:language="pt" fo:country="BR" fo:font-style="normal" fo:font-weight="bold" officeooo:rsid="000b949c" officeooo:paragraph-rsid="001677a6" style:font-size-asian="12pt" style:font-style-asian="normal" style:font-weight-asian="bold" style:font-size-complex="12pt" style:font-style-complex="normal" style:font-weight-complex="bold"/>
    </style:style>
    <style:style style:name="P64" style:family="paragraph" style:parent-style-name="Table_20_Heading">
      <style:paragraph-properties fo:line-height="100%"/>
      <style:text-properties style:font-name="Arial" fo:font-size="12pt" fo:language="pt" fo:country="BR" officeooo:paragraph-rsid="001677a6" style:font-size-asian="12pt" style:font-size-complex="12pt"/>
    </style:style>
    <style:style style:name="P65" style:family="paragraph" style:parent-style-name="Table_20_Contents">
      <style:paragraph-properties fo:line-height="100%"/>
      <style:text-properties style:font-name="Arial" fo:font-size="12pt" fo:language="pt" fo:country="BR" officeooo:paragraph-rsid="001677a6" style:font-size-asian="12pt" style:font-size-complex="12pt"/>
    </style:style>
    <style:style style:name="P66" style:family="paragraph" style:parent-style-name="Standard">
      <style:paragraph-properties fo:line-height="100%" fo:break-before="page"/>
      <style:text-properties style:font-name="Arial" officeooo:paragraph-rsid="00081786"/>
    </style:style>
    <style:style style:name="P67" style:family="paragraph" style:parent-style-name="Standard">
      <style:paragraph-properties fo:line-height="100%" fo:break-before="page"/>
      <style:text-properties style:font-name="Arial" fo:font-size="12pt" fo:language="pt" fo:country="BR" fo:font-style="normal" fo:font-weight="bold" officeooo:rsid="0014f6d5" officeooo:paragraph-rsid="0014f6d5" style:font-size-asian="12pt" style:font-style-asian="normal" style:font-weight-asian="bold" style:font-size-complex="12pt" style:font-style-complex="normal" style:font-weight-complex="bold"/>
    </style:style>
    <style:style style:name="T1" style:family="text">
      <style:text-properties fo:font-style="italic" officeooo:rsid="000ac5b6"/>
    </style:style>
    <style:style style:name="T2" style:family="text">
      <style:text-properties style:font-name="Arial"/>
    </style:style>
    <style:style style:name="T3" style:family="text">
      <style:text-properties style:font-name="Arial" fo:font-size="12pt" fo:language="pt" fo:country="BR" style:font-size-asian="12pt" style:font-size-complex="12pt"/>
    </style:style>
    <style:style style:name="T4" style:family="text">
      <style:text-properties style:font-name="Arial" fo:font-size="12pt" fo:language="pt" fo:country="BR" officeooo:rsid="00063935" style:font-size-asian="12pt" style:font-size-complex="12pt"/>
    </style:style>
    <style:style style:name="T5" style:family="text">
      <style:text-properties style:font-name="Arial" fo:font-size="12pt" fo:language="pt" fo:country="BR" officeooo:rsid="001277fb" style:font-size-asian="12pt" style:font-size-complex="12pt"/>
    </style:style>
    <style:style style:name="T6" style:family="text">
      <style:text-properties style:font-name="Arial" fo:font-size="12pt" fo:language="pt" fo:country="BR" officeooo:rsid="0013ca3c" style:font-size-asian="12pt" style:font-size-complex="12pt"/>
    </style:style>
    <style:style style:name="T7" style:family="text">
      <style:text-properties style:font-name="Arial" fo:font-size="12pt" fo:language="pt" fo:country="BR" officeooo:rsid="0014317a" style:font-size-asian="12pt" style:font-size-complex="12pt"/>
    </style:style>
    <style:style style:name="T8" style:family="text">
      <style:text-properties style:font-name="Arial" fo:font-size="12pt" fo:language="pt" fo:country="BR" officeooo:rsid="0016596f" style:font-size-asian="12pt" style:font-size-complex="12pt"/>
    </style:style>
    <style:style style:name="T9" style:family="text">
      <style:text-properties style:font-name="Arial" fo:font-size="12pt" fo:language="pt" fo:country="BR" officeooo:rsid="0014f6d5" style:font-size-asian="12pt" style:font-size-complex="12pt"/>
    </style:style>
    <style:style style:name="T10" style:family="text">
      <style:text-properties style:font-name="Arial" fo:font-size="12pt" fo:language="pt" fo:country="BR" fo:font-weight="normal" officeooo:rsid="00063935" style:font-size-asian="12pt" style:font-weight-asian="normal" style:font-size-complex="12pt" style:font-weight-complex="normal"/>
    </style:style>
    <style:style style:name="T11" style:family="text">
      <style:text-properties style:font-name="Arial" fo:font-size="12pt" fo:language="pt" fo:country="BR" fo:font-weight="normal" officeooo:rsid="001390e9" style:font-size-asian="12pt" style:font-weight-asian="normal" style:font-size-complex="12pt" style:font-weight-complex="normal"/>
    </style:style>
    <style:style style:name="T12" style:family="text">
      <style:text-properties style:font-name="Arial" fo:font-size="12pt" fo:language="pt" fo:country="BR" fo:font-weight="normal" officeooo:rsid="000b3746" style:font-size-asian="12pt" style:font-weight-asian="normal" style:font-size-complex="12pt" style:font-weight-complex="normal"/>
    </style:style>
    <style:style style:name="T13" style:family="text">
      <style:text-properties style:font-name="Arial" fo:font-size="12pt" fo:language="pt" fo:country="BR" fo:font-weight="normal" officeooo:rsid="0013ca3c" style:font-size-asian="12pt" style:font-weight-asian="normal" style:font-size-complex="12pt" style:font-weight-complex="normal"/>
    </style:style>
    <style:style style:name="T14" style:family="text">
      <style:text-properties style:font-name="Arial" fo:font-size="12pt" fo:language="pt" fo:country="BR" fo:font-weight="bold" officeooo:rsid="00122be7" style:font-size-asian="12pt" style:font-weight-asian="bold" style:font-size-complex="12pt" style:font-weight-complex="bold"/>
    </style:style>
    <style:style style:name="T15" style:family="text">
      <style:text-properties style:font-name="Arial" fo:language="pt" fo:country="BR" officeooo:rsid="00134d62"/>
    </style:style>
    <style:style style:name="T16" style:family="text">
      <style:text-properties style:font-name="Arial" officeooo:rsid="000b949c"/>
    </style:style>
    <style:style style:name="T17" style:family="text">
      <style:text-properties style:font-name="Arial" officeooo:rsid="0013ca3c"/>
    </style:style>
    <style:style style:name="T18" style:family="text">
      <style:text-properties style:font-name="Arial" officeooo:rsid="0014317a"/>
    </style:style>
    <style:style style:name="T19" style:family="text">
      <style:text-properties officeooo:rsid="0005daa4"/>
    </style:style>
    <style:style style:name="T20" style:family="text">
      <style:text-properties officeooo:rsid="00071a40"/>
    </style:style>
    <style:style style:name="T21" style:family="text">
      <style:text-properties officeooo:rsid="0009fcc1"/>
    </style:style>
    <style:style style:name="T22" style:family="text">
      <style:text-properties officeooo:rsid="000ac5b6"/>
    </style:style>
    <style:style style:name="T23" style:family="text">
      <style:text-properties fo:font-weight="normal" officeooo:rsid="001390e9" style:font-weight-asian="normal" style:font-weight-complex="normal"/>
    </style:style>
    <style:style style:name="T24" style:family="text">
      <style:text-properties fo:font-size="12pt" style:font-size-asian="12pt" style:font-size-complex="12pt"/>
    </style:style>
    <style:style style:name="T25" style:family="text">
      <style:text-properties fo:font-size="12pt" officeooo:rsid="001390e9" style:font-size-asian="12pt" style:font-size-complex="12pt"/>
    </style:style>
    <style:style style:name="T26" style:family="text">
      <style:text-properties fo:font-size="12pt" fo:language="pt" fo:country="BR" fo:font-weight="bold" officeooo:rsid="00063935" style:font-size-asian="12pt" style:font-weight-asian="bold" style:font-size-complex="12pt" style:font-weight-complex="bold"/>
    </style:style>
    <style:style style:name="T27" style:family="text">
      <style:text-properties fo:font-size="12pt" fo:language="pt" fo:country="BR" fo:font-weight="bold" officeooo:rsid="00081786" style:font-size-asian="12pt" style:font-weight-asian="bold" style:font-size-complex="12pt" style:font-weight-complex="bold"/>
    </style:style>
    <style:style style:name="T28" style:family="text">
      <style:text-properties fo:font-size="12pt" fo:language="pt" fo:country="BR" fo:font-weight="bold" officeooo:rsid="000ac656" style:font-size-asian="12pt" style:font-weight-asian="bold" style:font-size-complex="12pt" style:font-weight-complex="bold"/>
    </style:style>
    <style:style style:name="T29" style:family="text">
      <style:text-properties fo:font-size="12pt" fo:language="pt" fo:country="BR" fo:font-weight="bold" officeooo:rsid="001277fb" style:font-size-asian="12pt" style:font-weight-asian="bold" style:font-size-complex="12pt" style:font-weight-complex="bold"/>
    </style:style>
    <style:style style:name="T30" style:family="text">
      <style:text-properties fo:font-size="12pt" fo:language="pt" fo:country="BR" fo:font-weight="bold" officeooo:rsid="000d2b52" style:font-size-asian="12pt" style:font-weight-asian="bold" style:font-size-complex="12pt" style:font-weight-complex="bold"/>
    </style:style>
    <style:style style:name="T31" style:family="text">
      <style:text-properties fo:font-size="12pt" fo:language="pt" fo:country="BR" fo:font-weight="bold" officeooo:rsid="000b949c" style:font-size-asian="12pt" style:font-weight-asian="bold" style:font-size-complex="12pt" style:font-weight-complex="bold"/>
    </style:style>
    <style:style style:name="T32" style:family="text">
      <style:text-properties fo:font-size="12pt" fo:language="pt" fo:country="BR" fo:font-weight="bold" officeooo:rsid="0007570a" style:font-size-asian="12pt" style:font-weight-asian="bold" style:font-size-complex="12pt" style:font-weight-complex="bold"/>
    </style:style>
    <style:style style:name="T33" style:family="text">
      <style:text-properties fo:font-size="12pt" fo:language="pt" fo:country="BR" fo:font-weight="bold" officeooo:rsid="0009399d" style:font-size-asian="12pt" style:font-weight-asian="bold" style:font-size-complex="12pt" style:font-weight-complex="bold"/>
    </style:style>
    <style:style style:name="T34" style:family="text">
      <style:text-properties fo:font-size="12pt" fo:language="pt" fo:country="BR" fo:font-weight="bold" officeooo:rsid="000ce0cd" style:font-size-asian="12pt" style:font-weight-asian="bold" style:font-size-complex="12pt" style:font-weight-complex="bold"/>
    </style:style>
    <style:style style:name="T35" style:family="text">
      <style:text-properties fo:font-size="12pt" fo:language="pt" fo:country="BR" fo:font-weight="bold" officeooo:rsid="000b3746" style:font-size-asian="12pt" style:font-weight-asian="bold" style:font-size-complex="12pt" style:font-weight-complex="bold"/>
    </style:style>
    <style:style style:name="T36" style:family="text">
      <style:text-properties fo:font-size="12pt" fo:language="pt" fo:country="BR" fo:font-weight="bold" officeooo:rsid="00122cca" style:font-size-asian="12pt" style:font-weight-asian="bold" style:font-size-complex="12pt" style:font-weight-complex="bold"/>
    </style:style>
    <style:style style:name="T37" style:family="text">
      <style:text-properties fo:font-size="12pt" fo:language="pt" fo:country="BR" fo:font-weight="bold" officeooo:rsid="000ac5b6" style:font-size-asian="12pt" style:font-weight-asian="normal" style:font-size-complex="12pt" style:font-weight-complex="normal"/>
    </style:style>
    <style:style style:name="T38" style:family="text">
      <style:text-properties fo:font-size="12pt" fo:language="pt" fo:country="BR" fo:font-weight="normal" style:font-size-asian="12pt" style:font-weight-asian="normal" style:font-size-complex="12pt" style:font-weight-complex="normal"/>
    </style:style>
    <style:style style:name="T39" style:family="text">
      <style:text-properties fo:font-size="12pt" fo:language="pt" fo:country="BR" fo:font-weight="normal" officeooo:rsid="00063935" style:font-size-asian="12pt" style:font-weight-asian="normal" style:font-size-complex="12pt" style:font-weight-complex="normal"/>
    </style:style>
    <style:style style:name="T40" style:family="text">
      <style:text-properties fo:font-size="12pt" fo:language="pt" fo:country="BR" fo:font-weight="normal" officeooo:rsid="00081786" style:font-size-asian="12pt" style:font-weight-asian="normal" style:font-size-complex="12pt" style:font-weight-complex="normal"/>
    </style:style>
    <style:style style:name="T41" style:family="text">
      <style:text-properties fo:font-size="12pt" fo:language="pt" fo:country="BR" fo:font-weight="normal" officeooo:rsid="000ac656" style:font-size-asian="12pt" style:font-weight-asian="normal" style:font-size-complex="12pt" style:font-weight-complex="normal"/>
    </style:style>
    <style:style style:name="T42" style:family="text">
      <style:text-properties fo:font-size="12pt" fo:language="pt" fo:country="BR" fo:font-weight="normal" officeooo:rsid="00046a03" style:font-size-asian="12pt" style:font-weight-asian="normal" style:font-size-complex="12pt" style:font-weight-complex="normal"/>
    </style:style>
    <style:style style:name="T43" style:family="text">
      <style:text-properties fo:font-size="12pt" fo:language="pt" fo:country="BR" fo:font-weight="normal" officeooo:rsid="000d2b52" style:font-size-asian="12pt" style:font-weight-asian="normal" style:font-size-complex="12pt" style:font-weight-complex="normal"/>
    </style:style>
    <style:style style:name="T44" style:family="text">
      <style:text-properties fo:font-size="12pt" fo:language="pt" fo:country="BR" fo:font-weight="normal" officeooo:rsid="0007570a" style:font-size-asian="12pt" style:font-weight-asian="normal" style:font-size-complex="12pt" style:font-weight-complex="normal"/>
    </style:style>
    <style:style style:name="T45" style:family="text">
      <style:text-properties fo:font-size="12pt" fo:language="pt" fo:country="BR" fo:font-weight="normal" officeooo:rsid="0009fcc1" style:font-size-asian="12pt" style:font-weight-asian="normal" style:font-size-complex="12pt" style:font-weight-complex="normal"/>
    </style:style>
    <style:style style:name="T46" style:family="text">
      <style:text-properties fo:font-size="12pt" fo:language="pt" fo:country="BR" fo:font-weight="normal" officeooo:rsid="000ac5b6" style:font-size-asian="12pt" style:font-weight-asian="normal" style:font-size-complex="12pt" style:font-weight-complex="normal"/>
    </style:style>
    <style:style style:name="T47" style:family="text">
      <style:text-properties fo:font-size="12pt" fo:language="pt" fo:country="BR" fo:font-weight="normal" officeooo:rsid="000aebe3" style:font-size-asian="12pt" style:font-weight-asian="normal" style:font-size-complex="12pt" style:font-weight-complex="normal"/>
    </style:style>
    <style:style style:name="T48" style:family="text">
      <style:text-properties fo:font-size="12pt" fo:language="pt" fo:country="BR" fo:font-weight="normal" officeooo:rsid="0009399d" style:font-size-asian="12pt" style:font-weight-asian="normal" style:font-size-complex="12pt" style:font-weight-complex="normal"/>
    </style:style>
    <style:style style:name="T49" style:family="text">
      <style:text-properties fo:font-size="12pt" fo:language="pt" fo:country="BR" fo:font-weight="normal" officeooo:rsid="000a2824" style:font-size-asian="12pt" style:font-weight-asian="normal" style:font-size-complex="12pt" style:font-weight-complex="normal"/>
    </style:style>
    <style:style style:name="T50" style:family="text">
      <style:text-properties fo:font-size="12pt" fo:language="pt" fo:country="BR" fo:font-weight="normal" officeooo:rsid="00071a40" style:font-size-asian="12pt" style:font-weight-asian="normal" style:font-size-complex="12pt" style:font-weight-complex="normal"/>
    </style:style>
    <style:style style:name="T51" style:family="text">
      <style:text-properties fo:font-size="12pt" fo:language="pt" fo:country="BR" fo:font-weight="normal" officeooo:rsid="001943a7" style:font-size-asian="12pt" style:font-weight-asian="normal" style:font-size-complex="12pt" style:font-weight-complex="normal"/>
    </style:style>
    <style:style style:name="T52" style:family="text">
      <style:text-properties fo:font-size="12pt" fo:language="pt" fo:country="BR" fo:font-weight="normal" officeooo:rsid="001390e9" style:font-size-asian="12pt" style:font-weight-asian="normal" style:font-size-complex="12pt" style:font-weight-complex="normal"/>
    </style:style>
    <style:style style:name="T53" style:family="text">
      <style:text-properties fo:font-size="12pt" fo:language="pt" fo:country="BR" fo:font-weight="normal" officeooo:rsid="000b3746" style:font-size-asian="12pt" style:font-weight-asian="normal" style:font-size-complex="12pt" style:font-weight-complex="normal"/>
    </style:style>
    <style:style style:name="T54" style:family="text">
      <style:text-properties fo:font-size="12pt" fo:language="pt" fo:country="BR" fo:font-weight="normal" officeooo:rsid="001183f7" style:font-size-asian="12pt" style:font-weight-asian="normal" style:font-size-complex="12pt" style:font-weight-complex="normal"/>
    </style:style>
    <style:style style:name="T55" style:family="text">
      <style:text-properties fo:font-size="12pt" fo:language="pt" fo:country="BR" fo:font-weight="normal" officeooo:rsid="0010845e" style:font-size-asian="12pt" style:font-weight-asian="normal" style:font-size-complex="12pt" style:font-weight-complex="normal"/>
    </style:style>
    <style:style style:name="T56" style:family="text">
      <style:text-properties fo:font-size="12pt" fo:language="pt" fo:country="BR" fo:font-weight="normal" officeooo:rsid="00168b2d" style:font-size-asian="12pt" style:font-weight-asian="normal" style:font-size-complex="12pt" style:font-weight-complex="normal"/>
    </style:style>
    <style:style style:name="T57" style:family="text">
      <style:text-properties fo:font-size="12pt" fo:language="pt" fo:country="BR" fo:font-weight="normal" officeooo:rsid="00184812" style:font-size-asian="12pt" style:font-weight-asian="normal" style:font-size-complex="12pt" style:font-weight-complex="normal"/>
    </style:style>
    <style:style style:name="T58" style:family="text">
      <style:text-properties fo:font-size="12pt" fo:language="pt" fo:country="BR" fo:font-weight="normal" officeooo:rsid="00122cca" style:font-size-asian="12pt" style:font-weight-asian="normal" style:font-size-complex="12pt" style:font-weight-complex="normal"/>
    </style:style>
    <style:style style:name="T59" style:family="text">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T60" style:family="text">
      <style:text-properties fo:font-size="12pt" fo:language="pt" fo:country="BR" fo:font-style="normal" fo:font-weight="normal" officeooo:rsid="0005daa4" style:font-size-asian="12pt" style:font-style-asian="normal" style:font-weight-asian="normal" style:font-size-complex="12pt" style:font-style-complex="normal" style:font-weight-complex="normal"/>
    </style:style>
    <style:style style:name="T61" style:family="text">
      <style:text-properties fo:font-size="12pt" fo:language="pt" fo:country="BR" fo:font-style="normal" fo:font-weight="normal" officeooo:rsid="00045fbd" style:font-size-asian="12pt" style:font-style-asian="normal" style:font-weight-asian="normal" style:font-size-complex="12pt" style:font-style-complex="normal" style:font-weight-complex="normal"/>
    </style:style>
    <style:style style:name="T62" style:family="text">
      <style:text-properties fo:font-size="12pt" fo:language="pt" fo:country="BR" fo:font-style="normal" fo:font-weight="normal" officeooo:rsid="00046a03" style:font-size-asian="12pt" style:font-style-asian="normal" style:font-weight-asian="normal" style:font-size-complex="12pt" style:font-style-complex="normal" style:font-weight-complex="normal"/>
    </style:style>
    <style:style style:name="T63" style:family="text">
      <style:text-properties fo:font-size="12pt" fo:language="pt" fo:country="BR" fo:font-style="normal" fo:font-weight="normal" officeooo:rsid="00063935" style:font-size-asian="12pt" style:font-style-asian="normal" style:font-weight-asian="normal" style:font-size-complex="12pt" style:font-style-complex="normal" style:font-weight-complex="normal"/>
    </style:style>
    <style:style style:name="T64" style:family="text">
      <style:text-properties fo:font-size="12pt" fo:language="pt" fo:country="BR" fo:font-style="normal" fo:font-weight="normal" officeooo:rsid="000ac656" style:font-size-asian="12pt" style:font-style-asian="normal" style:font-weight-asian="normal" style:font-size-complex="12pt" style:font-style-complex="normal" style:font-weight-complex="normal"/>
    </style:style>
    <style:style style:name="T65" style:family="text">
      <style:text-properties fo:font-size="12pt" fo:language="pt" fo:country="BR" fo:font-style="normal" fo:font-weight="normal" officeooo:rsid="0007570a" style:font-size-asian="12pt" style:font-style-asian="normal" style:font-weight-asian="normal" style:font-size-complex="12pt" style:font-style-complex="normal" style:font-weight-complex="normal"/>
    </style:style>
    <style:style style:name="T66" style:family="text">
      <style:text-properties fo:font-size="12pt" fo:language="pt" fo:country="BR" fo:font-style="normal" fo:font-weight="normal" officeooo:rsid="0009fcc1" style:font-size-asian="12pt" style:font-style-asian="normal" style:font-weight-asian="normal" style:font-size-complex="12pt" style:font-style-complex="normal" style:font-weight-complex="normal"/>
    </style:style>
    <style:style style:name="T67" style:family="text">
      <style:text-properties fo:font-size="12pt" fo:language="pt" fo:country="BR" fo:font-style="normal" fo:font-weight="normal" officeooo:rsid="000d2b52" style:font-size-asian="12pt" style:font-style-asian="normal" style:font-weight-asian="normal" style:font-size-complex="12pt" style:font-style-complex="normal" style:font-weight-complex="normal"/>
    </style:style>
    <style:style style:name="T68" style:family="text">
      <style:text-properties fo:font-size="12pt" fo:language="pt" fo:country="BR" fo:font-style="normal" fo:font-weight="bold" officeooo:rsid="000b949c" style:font-size-asian="12pt" style:font-style-asian="normal" style:font-weight-asian="bold" style:font-size-complex="12pt" style:font-style-complex="normal" style:font-weight-complex="bold"/>
    </style:style>
    <style:style style:name="T69" style:family="text">
      <style:text-properties fo:font-size="12pt" fo:language="pt" fo:country="BR" fo:font-style="normal" officeooo:rsid="0005daa4" style:font-size-asian="12pt" style:font-style-asian="normal" style:font-size-complex="12pt" style:font-style-complex="normal"/>
    </style:style>
    <style:style style:name="T70" style:family="text">
      <style:text-properties fo:font-size="12pt" fo:language="pt" fo:country="BR" fo:font-style="normal" officeooo:rsid="00045fbd" style:font-size-asian="12pt" style:font-style-asian="normal" style:font-size-complex="12pt" style:font-style-complex="normal"/>
    </style:style>
    <style:style style:name="T71" style:family="text">
      <style:text-properties fo:font-size="12pt" fo:language="pt" fo:country="BR" fo:font-style="normal" officeooo:rsid="001677a6" style:font-size-asian="12pt" style:font-style-asian="normal" style:font-size-complex="12pt" style:font-style-complex="normal"/>
    </style:style>
    <style:style style:name="T72" style:family="text">
      <style:text-properties fo:font-size="12pt" fo:language="pt" fo:country="BR" fo:font-style="italic" fo:font-weight="normal" officeooo:rsid="0005daa4" style:font-size-asian="12pt" style:font-style-asian="italic" style:font-weight-asian="normal" style:font-size-complex="12pt" style:font-style-complex="italic" style:font-weight-complex="normal"/>
    </style:style>
    <style:style style:name="T73" style:family="text">
      <style:text-properties fo:font-size="12pt" fo:language="pt" fo:country="BR" fo:font-style="italic" fo:font-weight="normal" officeooo:rsid="000ac656" style:font-size-asian="12pt" style:font-style-asian="italic" style:font-weight-asian="normal" style:font-size-complex="12pt" style:font-style-complex="italic" style:font-weight-complex="normal"/>
    </style:style>
    <style:style style:name="T74" style:family="text">
      <style:text-properties fo:font-size="12pt" fo:language="pt" fo:country="BR" fo:font-style="italic" fo:font-weight="normal" officeooo:rsid="00081786" style:font-size-asian="12pt" style:font-style-asian="italic" style:font-weight-asian="normal" style:font-size-complex="12pt" style:font-style-complex="italic" style:font-weight-complex="normal"/>
    </style:style>
    <style:style style:name="T75" style:family="text">
      <style:text-properties fo:font-size="12pt" fo:language="pt" fo:country="BR" fo:font-style="italic" fo:font-weight="normal" officeooo:rsid="00063935" style:font-size-asian="12pt" style:font-style-asian="italic" style:font-weight-asian="normal" style:font-size-complex="12pt" style:font-style-complex="italic" style:font-weight-complex="normal"/>
    </style:style>
    <style:style style:name="T76" style:family="text">
      <style:text-properties fo:font-size="12pt" fo:language="pt" fo:country="BR" fo:font-style="italic" fo:font-weight="normal" officeooo:rsid="001943a7" style:font-size-asian="12pt" style:font-style-asian="italic" style:font-weight-asian="normal" style:font-size-complex="12pt" style:font-style-complex="italic" style:font-weight-complex="normal"/>
    </style:style>
    <style:style style:name="T77" style:family="text">
      <style:text-properties fo:font-size="12pt" fo:language="pt" fo:country="BR" fo:font-style="italic" fo:font-weight="normal" officeooo:rsid="001183f7" style:font-size-asian="12pt" style:font-style-asian="italic" style:font-weight-asian="normal" style:font-size-complex="12pt" style:font-style-complex="italic" style:font-weight-complex="normal"/>
    </style:style>
    <style:style style:name="T78" style:family="text">
      <style:text-properties fo:font-size="12pt" fo:language="pt" fo:country="BR" fo:font-style="italic" fo:font-weight="normal" officeooo:rsid="00071a40" style:font-size-asian="12pt" style:font-style-asian="italic" style:font-weight-asian="normal" style:font-size-complex="12pt" style:font-style-complex="italic" style:font-weight-complex="normal"/>
    </style:style>
    <style:style style:name="T79" style:family="text">
      <style:text-properties fo:font-size="12pt" fo:language="pt" fo:country="BR" fo:font-style="italic" fo:font-weight="normal" officeooo:rsid="000d2b52" style:font-size-asian="12pt" style:font-style-asian="italic" style:font-weight-asian="normal" style:font-size-complex="12pt" style:font-style-complex="italic" style:font-weight-complex="normal"/>
    </style:style>
    <style:style style:name="T80" style:family="text">
      <style:text-properties fo:font-size="12pt" fo:language="pt" fo:country="BR" fo:font-style="italic" fo:font-weight="normal" officeooo:rsid="0007570a" style:font-size-asian="12pt" style:font-weight-asian="normal" style:font-size-complex="12pt" style:font-weight-complex="normal"/>
    </style:style>
    <style:style style:name="T81" style:family="text">
      <style:text-properties fo:font-size="12pt" fo:language="pt" fo:country="BR" fo:font-style="italic" fo:font-weight="normal" officeooo:rsid="00063935" style:font-size-asian="12pt" style:font-weight-asian="normal" style:font-size-complex="12pt" style:font-weight-complex="normal"/>
    </style:style>
    <style:style style:name="T82" style:family="text">
      <style:text-properties fo:font-size="12pt" fo:language="pt" fo:country="BR" fo:font-style="italic" fo:font-weight="normal" officeooo:rsid="000d2b52" style:font-size-asian="12pt" style:font-weight-asian="normal" style:font-size-complex="12pt" style:font-weight-complex="normal"/>
    </style:style>
    <style:style style:name="T83" style:family="text">
      <style:text-properties fo:font-size="12pt" fo:language="pt" fo:country="BR" style:font-size-asian="12pt" style:font-size-complex="12pt"/>
    </style:style>
    <style:style style:name="T84" style:family="text">
      <style:text-properties fo:font-size="12pt" fo:language="pt" fo:country="BR" officeooo:rsid="000ac5b6" style:font-size-asian="12pt" style:font-size-complex="12pt"/>
    </style:style>
    <style:style style:name="T85" style:family="text">
      <style:text-properties fo:font-size="12pt" fo:language="pt" fo:country="BR" officeooo:rsid="0009fcc1" style:font-size-asian="12pt" style:font-size-complex="12pt"/>
    </style:style>
    <style:style style:name="T86" style:family="text">
      <style:text-properties fo:font-size="12pt" fo:language="pt" fo:country="BR" officeooo:rsid="000ac656" style:font-size-asian="12pt" style:font-size-complex="12pt"/>
    </style:style>
    <style:style style:name="T87" style:family="text">
      <style:text-properties fo:font-size="12pt" fo:language="pt" fo:country="BR" officeooo:rsid="00063935" style:font-size-asian="12pt" style:font-size-complex="12pt"/>
    </style:style>
    <style:style style:name="T88" style:family="text">
      <style:text-properties fo:font-size="12pt" fo:language="pt" fo:country="BR" officeooo:rsid="0013ca3c" style:font-size-asian="12pt" style:font-size-complex="12pt"/>
    </style:style>
    <style:style style:name="T89" style:family="text">
      <style:text-properties fo:font-size="12pt" fo:language="pt" fo:country="BR" officeooo:rsid="001277fb" style:font-size-asian="12pt" style:font-size-complex="12pt"/>
    </style:style>
    <style:style style:name="T90" style:family="text">
      <style:text-properties fo:font-size="12pt" fo:language="pt" fo:country="BR" officeooo:rsid="0014317a" style:font-size-asian="12pt" style:font-size-complex="12pt"/>
    </style:style>
    <style:style style:name="T91" style:family="text">
      <style:text-properties fo:font-size="12pt" fo:language="pt" fo:country="BR" officeooo:rsid="0014f6d5" style:font-size-asian="12pt" style:font-size-complex="12pt"/>
    </style:style>
    <style:style style:name="T92" style:family="text">
      <style:text-properties fo:font-size="12pt" fo:font-weight="normal" officeooo:rsid="001390e9" style:font-size-asian="12pt" style:font-weight-asian="normal" style:font-size-complex="12pt" style:font-weight-complex="normal"/>
    </style:style>
    <style:style style:name="T93" style:family="text">
      <style:text-properties fo:language="pt" fo:country="BR"/>
    </style:style>
    <style:style style:name="T94" style:family="text">
      <style:text-properties fo:language="pt" fo:country="BR" officeooo:rsid="00081786"/>
    </style:style>
    <style:style style:name="T95" style:family="text">
      <style:text-properties fo:language="pt" fo:country="BR" officeooo:rsid="00134d62"/>
    </style:style>
    <style:style style:name="T96" style:family="text">
      <style:text-properties officeooo:rsid="0014317a"/>
    </style:style>
    <style:style style:name="T97" style:family="text">
      <style:text-properties officeooo:rsid="001277fb"/>
    </style:style>
    <style:style style:name="T98" style:family="text">
      <style:text-properties officeooo:rsid="0013ca3c"/>
    </style:style>
    <style:style style:name="T99" style:family="text">
      <style:text-properties officeooo:rsid="001dac48"/>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JEDIEL DA ROSA RIBEIR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PESQUISA PARA FINS EVANGELÍSTICOS</text:p>
      <text:p text:style-name="P32">SUÉCIA – <text:span text:style-name="T19">REINO DA SUÉCIA</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BLUMENAU/SC</text:p>
      <text:p text:style-name="P29"><text:span text:style-name="T99">ABRIL</text:span> DE 2021</text:p>
      <text:p text:style-name="P66"><text:span text:style-name="T26">S</text:span><text:span text:style-name="T27">obre a Suécia</text:span></text:p>
      <text:p text:style-name="P42"><text:span text:style-name="T39"><text:tab/></text:span><text:span text:style-name="T60">A </text:span><text:span text:style-name="T61">Suécia, </text:span><text:span text:style-name="T62">ou </text:span><text:span text:style-name="T63">Sverige</text:span><text:span text:style-name="T62">(svaria), </text:span><text:span text:style-name="T60">oficialmente </text:span><text:span text:style-name="T72">Reino da Suécia</text:span><text:span text:style-name="T60">, </text:span><text:span text:style-name="T64">tem como </text:span><text:span text:style-name="T73">moeda</text:span><text:span text:style-name="T64"> oficial a </text:span><text:span text:style-name="T65">Coroa Sueca (SEK).</text:span><text:span text:style-name="T60"> </text:span><text:span text:style-name="T66">S</text:span><text:span text:style-name="T40">ua </text:span><text:span text:style-name="T74">c</text:span><text:span text:style-name="T75">apital</text:span><text:span text:style-name="T39"> </text:span><text:span text:style-name="T40">é</text:span><text:span text:style-name="T39"> </text:span><text:span text:style-name="T75">Estocolmo</text:span><text:span text:style-name="T39">, </text:span><text:span text:style-name="T40">também é a cidade mais populosa do país. </text:span><text:span text:style-name="T39">O sueco é, desde julho de 2009, o idioma oficial da Suécia, sendo a língua falada pela maioria da população. </text:span><text:span text:style-name="T41">A </text:span><text:span text:style-name="T73">taxa de alfabetização</text:span><text:span text:style-name="T41"> é de 99% da população (</text:span><text:span text:style-name="T39">maiores de 15 anos que sabem ler e escrever </text:span><text:span text:style-name="T41">segundo uma estimativa de 2003). A </text:span><text:span text:style-name="T73">expectativa de vida</text:span><text:span text:style-name="T41"> da população está na média de 82,31 anos (2017).<text:line-break/></text:span></text:p>
      <text:p text:style-name="P42"><text:span text:style-name="T28">F</text:span><text:span text:style-name="T29">ronteiras</text:span></text:p>
      <text:p text:style-name="P42"><text:span text:style-name="T40"><text:tab/>A Suécia faz fronteira com dois países apenas, Mas e</text:span><text:span text:style-name="T93">stá separada da Dinamarca a sudoeste </text:span><text:span text:style-name="T94">apenas </text:span><text:span text:style-name="T93">pelo estreito de Öresund, sobre o qual corre a ponte de Öresund.<text:line-break/></text:span><text:span text:style-name="T40">Os países que fazem fronteira com a Suécia de fato são a</text:span><text:span text:style-name="T39"> Noruega [1619 km] e </text:span><text:span text:style-name="T40">a</text:span><text:span text:style-name="T39"> Finlândia [586 km]<text:line-break/></text:span></text:p>
      <text:p text:style-name="P33">Linguagem</text:p>
      <text:p text:style-name="P42"><text:span text:style-name="T39"><text:tab/>As línguas lapônicas, finlandesa, iídiche, romani e meänkieli são oficiais em algumas regiões do país, sendo usadas principalmente por grupos étnicos minoritários. </text:span><text:span text:style-name="T40">Línguas minoritárias faladas na Suécia são o </text:span><text:span text:style-name="T39">finlandês, meänkieli, lapão ou romani, iídiche.<text:line-break/></text:span></text:p>
      <text:p text:style-name="P36">A bandeira sueca</text:p>
      <text:p text:style-name="P43"><text:span text:style-name="T39"><text:tab/>A forma de cruz é inspirada na bandeira dinamarquesa (Dannebrogen, </text:span><text:span text:style-name="T42">ou </text:span><text:span text:style-name="T39">“Pano honorável”), representando essa cruz o cristianismo. Segundo a tradição, as cores da bandeira – azul e amarela – são baseadas no brasão de armas sueco de 1442, que é dividida em quatro partes por uma cruz pátea dourada.<text:line-break/></text:span></text:p>
      <text:p text:style-name="P43"><text:span text:style-name="T30">Origem </text:span><text:span text:style-name="T31">da Suécia</text:span></text:p>
      <text:p text:style-name="P43"><text:span text:style-name="T43"><text:tab/>Durante os séculos IX e X, a cultura viquingue prosperou na Suécia, com o comércio. A invasão dirigiu-se em primeiro lugar para o oriente, na direção dos Estados Bálticos, Rússia e do mar Negro. <text:line-break/></text:span><text:span text:style-name="T83"><text:tab/>Em 1389, os três estados escandinavos (Noruega, Suécia e Dinamarca) estavam unidos sob um único monarca. A União de Kalmar começou como uma união pessoal, não política e quando, no século XV, se tentou centralizar o poder no rei dinamarquês, a Suécia resistiu chegando mesmo a uma rebelião armada. A Suécia separou-se em 1523, quando Gustavo I Vasa, conhecido mais tarde por Gustavo I da Suécia restabeleceu a separação da Coroa Sueca da união. <text:line-break/><text:tab/>No século XVII viu-se a Suécia tornar-se uma das principais potências europeias, devido ao sucesso da participação na Guerra dos 30 anos, iniciada pelo Rei Gustavo Adolfo II. Esta posição iria desmoronar-se no século XVIII, quando a Rússia conquistou os reinos da Europa do norte na Grande Guerra do Norte e, finalmente, quando em 1809 houve a separação da parte oriental da Suécia, criando-se assim a Finlândia, como um grão-ducado russo.<text:line-break/></text:span></text:p>
      <text:p text:style-name="P43"><text:span text:style-name="T26">S</text:span><text:span text:style-name="T29">istema político</text:span></text:p>
      <text:p text:style-name="P44"><text:span text:style-name="T44"><text:tab/>A Suécia é uma</text:span><text:span text:style-name="T32"> </text:span><text:span text:style-name="T44">monarquia</text:span><text:span text:style-name="T32"> </text:span><text:span text:style-name="T44">constitucional, onde o rei Carlos XVI Gustavo da Suécia é o chefe de Estado, porém com poderes limitados a funções oficiais e cerimoniais. </text:span><text:span text:style-name="T45">A</text:span><text:span text:style-name="T44"> </text:span><text:span text:style-name="T80">Economist Intelligence Unit</text:span><text:span text:style-name="T44">, embora reconhecendo que a democracia </text:span><text:soft-page-break/><text:span text:style-name="T44">é algo complexo de ser medido, classificou a Suécia no primeiro lugar do Índice de Democracia, entre 167 países.</text:span><text:bookmark text:name="cite_ref-55"/><text:span text:style-name="T44"> </text:span><text:span text:style-name="T39">O principal órgão legislativo da nação é o </text:span><text:span text:style-name="T81">Riksdag</text:span><text:span text:style-name="T39"> (Parlamento da Suécia), com 349 membros que escolhem o primeiro-ministro do país. As eleições legislativas são realizadas a cada quatro anos, no terceiro domingo de setembro.<text:line-break/></text:span></text:p>
      <text:p text:style-name="P47"><text:span text:style-name="T87">C</text:span><text:span text:style-name="T83">lima</text:span></text:p>
      <text:p text:style-name="P44"><text:span text:style-name="T39"><text:tab/>A maior parte da</text:span><text:span text:style-name="T26"> </text:span><text:span text:style-name="T39">Suécia tem um</text:span><text:span text:style-name="T26"> </text:span><text:span text:style-name="T39">clima</text:span><text:span text:style-name="T26"> </text:span><text:span text:style-name="T39">temperado. O país pode ser dividido em três tipos de clima; a parte mais ao sul tem um clima oceânico, a parte central tem um clima continental úmido e a parte norte tem um clima subártico. No entanto, a Suécia é muito mais quente e seca do que outros lugares situados em uma latitude similar, e até mesmo um pouco mais ao sul, principalmente devido à Corrente do Golfo. Por causa de sua alta latitude, a duração do dia varia muito.<text:line-break/></text:span></text:p>
      <text:p text:style-name="P37">Geografia e demografia</text:p>
      <text:p text:style-name="P44"><text:span text:style-name="T39"><text:tab/>Os rios</text:span><text:span text:style-name="T26"> </text:span><text:span text:style-name="T39">mais</text:span><text:span text:style-name="T26"> </text:span><text:span text:style-name="T39">importantes da Suécia são o Torne, que forma a fronteira com a Finlândia, o Lule, que drena a maior parte da Lap</text:span><text:span text:style-name="T45">ô</text:span><text:span text:style-name="T39">nia sueca, o Ångerma, o Ume e o Indals. Todos estes rios se originam nos Alpes Escandinavos e deságuam no Mar Báltico.<text:line-break/></text:span><text:span text:style-name="T45"><text:tab/>A densidade populacional é de apenas 20,6 habitantes por km² e é substancialmente mais elevada no sul do que no norte. Cerca de 85% da população vive em áreas urbanas. A capital, Estocolmo, possui uma população de aproximadamente 800,000 (com 1,3 milhão na área urbana e 2 milhões na área metropolitana).<text:line-break/></text:span><text:span text:style-name="T46"><text:tab/>A emigração no século XIX a Suécia chegou a ter uma taxa de crescimento populacional de 1,2% ao ano, que lhe permitiu dobrar de população em 60 anos. Este fenômeno ocorreu antes da Revolução Industrial, e teve como consequência a pauperização</text:span><text:span text:style-name="T47">(empobrecimento)</text:span><text:span text:style-name="T46"> da população rural, forçando muitos suecos a emigrar, principalmente para os Estados Unidos. Hoje, com o país bastante industrializado, a taxa de crescimento anual da população é de 1.2‰ ou 0,1% ao ano, e dá-se um fenômeno inverso, ou seja, há recebimento de imigrantes.<text:line-break/></text:span></text:p>
      <text:p text:style-name="P45"><text:span text:style-name="T46">A </text:span><text:span text:style-name="T37">culinária da Suécia</text:span><text:span text:style-name="T46"> baseia-se nas carnes e laticínios, peixe, bagas silvestres, como o mirtilo e o arando vermelho, com as quais se fazem compotas que, muitas vezes acompanham a comida. As batatas são o acompanhamento normal da comida sueca, cozidas ou em puré, embora também se usem outros vegetais como os pepinos, frescos ou em picles.</text:span></text:p>
      <text:p text:style-name="P19"><text:span text:style-name="T22"><text:tab/>Na Suécia come-se uma grande variedade de pães, desde os macios aos crocantes, principalmente de centeio, mas também de trigo (ou da sua variedade selvagem, a espelta), cevada, de massa escura ou clara, usando muitas vezes farinha integral e mesmo com massa azeda. Também são muito apreciados os bolos e biscoitos. No norte do país, é consumida a carne de rena, e no sul, há maior utilização de legumes e verduras. Os peixes mais consumidos são o bacalhau, a sarda, o arenque e o salmão. Uma especialidade da Suécia, é o </text:span><text:span text:style-name="T1">smörgåsbord</text:span><text:span text:style-name="T22">, um bufê reunindo variadas iguarias. Tradicionalmente, os suecos são bastante abertos às influências culinárias de outros países, como se pode ver pelo consumo de pizza, hamburger, e comida chinesa.</text:span></text:p>
      <text:p text:style-name="P19"/>
      <text:p text:style-name="P35"><text:soft-page-break/>Cidades (por população)</text:p>
      <text:p text:style-name="P48"><text:span text:style-name="T84">Estocolmo, Gotemburgo, Malmö, Uppsala, Västerås, Örebro, Linköping, Helsingborg, Jönköping, </text:span><text:span text:style-name="T85">Norrköping.</text:span></text:p>
      <text:p text:style-name="P38"/>
      <text:p text:style-name="P34">Rios (por comprimento)</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leLine2092157365424">
          <table:table-cell table:style-name="Tabela1.A1" office:value-type="string">
            <text:p text:style-name="P64">N<text:span text:style-name="T21">R</text:span>.</text:p>
          </table:table-cell>
          <table:table-cell table:style-name="Tabela1.A1" office:value-type="string">
            <text:p text:style-name="P64">Rio</text:p>
          </table:table-cell>
          <table:table-cell table:style-name="Tabela1.A1" office:value-type="string">
            <text:p text:style-name="P64">Comprimento</text:p>
          </table:table-cell>
          <table:table-cell table:style-name="Tabela1.A1" office:value-type="string">
            <text:p text:style-name="P64">Nascente</text:p>
          </table:table-cell>
          <table:table-cell table:style-name="Tabela1.A1" office:value-type="string">
            <text:p text:style-name="P64">Foz</text:p>
          </table:table-cell>
        </table:table-row>
        <table:table-row table:style-name="TableLine2092157371680">
          <table:table-cell table:style-name="Tabela1.A1" office:value-type="string">
            <text:p text:style-name="P65">1.</text:p>
          </table:table-cell>
          <table:table-cell table:style-name="Tabela1.A1" office:value-type="string">
            <text:p text:style-name="P65">Gota/Clar</text:p>
          </table:table-cell>
          <table:table-cell table:style-name="Tabela1.A1" office:value-type="string">
            <text:p text:style-name="P65">731 km</text:p>
          </table:table-cell>
          <table:table-cell table:style-name="Tabela1.A1" office:value-type="string">
            <text:p text:style-name="P65">Noruega</text:p>
          </table:table-cell>
          <table:table-cell table:style-name="Tabela1.A1" office:value-type="string">
            <text:p text:style-name="P65">Mar do Norte</text:p>
          </table:table-cell>
        </table:table-row>
        <table:table-row table:style-name="TableLine2092157367872">
          <table:table-cell table:style-name="Tabela1.A1" office:value-type="string">
            <text:p text:style-name="P65">2.</text:p>
          </table:table-cell>
          <table:table-cell table:style-name="Tabela1.A1" office:value-type="string">
            <text:p text:style-name="P65">Dal</text:p>
          </table:table-cell>
          <table:table-cell table:style-name="Tabela1.A1" office:value-type="string">
            <text:p text:style-name="P65">541 km</text:p>
          </table:table-cell>
          <table:table-cell table:style-name="Tabela1.A1" office:value-type="string">
            <text:p text:style-name="P65">Noruega</text:p>
          </table:table-cell>
          <table:table-cell table:style-name="Tabela1.A1" office:value-type="string">
            <text:p text:style-name="P65">Mar Báltico</text:p>
          </table:table-cell>
        </table:table-row>
        <table:table-row table:style-name="TableLine2092157374128">
          <table:table-cell table:style-name="Tabela1.A1" office:value-type="string">
            <text:p text:style-name="P65">3.</text:p>
          </table:table-cell>
          <table:table-cell table:style-name="Tabela1.A1" office:value-type="string">
            <text:p text:style-name="P65">Torne</text:p>
          </table:table-cell>
          <table:table-cell table:style-name="Tabela1.A1" office:value-type="string">
            <text:p text:style-name="P65">513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71136">
          <table:table-cell table:style-name="Tabela1.A1" office:value-type="string">
            <text:p text:style-name="P65">4.</text:p>
          </table:table-cell>
          <table:table-cell table:style-name="Tabela1.A1" office:value-type="string">
            <text:p text:style-name="P65">Cálix</text:p>
          </table:table-cell>
          <table:table-cell table:style-name="Tabela1.A1" office:value-type="string">
            <text:p text:style-name="P65">460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68144">
          <table:table-cell table:style-name="Tabela1.A1" office:value-type="string">
            <text:p text:style-name="P65">5.</text:p>
          </table:table-cell>
          <table:table-cell table:style-name="Tabela1.A1" office:value-type="string">
            <text:p text:style-name="P65">Lule</text:p>
          </table:table-cell>
          <table:table-cell table:style-name="Tabela1.A1" office:value-type="string">
            <text:p text:style-name="P65">457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76576">
          <table:table-cell table:style-name="Tabela1.A1" office:value-type="string">
            <text:p text:style-name="P65">6.</text:p>
          </table:table-cell>
          <table:table-cell table:style-name="Tabela1.A1" office:value-type="string">
            <text:p text:style-name="P65">Vindel</text:p>
          </table:table-cell>
          <table:table-cell table:style-name="Tabela1.A1" office:value-type="string">
            <text:p text:style-name="P65">450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75216">
          <table:table-cell table:style-name="Tabela1.A1" office:value-type="string">
            <text:p text:style-name="P65">7.</text:p>
          </table:table-cell>
          <table:table-cell table:style-name="Tabela1.A1" office:value-type="string">
            <text:p text:style-name="P65">Ume</text:p>
          </table:table-cell>
          <table:table-cell table:style-name="Tabela1.A1" office:value-type="string">
            <text:p text:style-name="P65">449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71952">
          <table:table-cell table:style-name="Tabela1.A1" office:value-type="string">
            <text:p text:style-name="P65">8.</text:p>
          </table:table-cell>
          <table:table-cell table:style-name="Tabela1.A1" office:value-type="string">
            <text:p text:style-name="P65">Angerman</text:p>
          </table:table-cell>
          <table:table-cell table:style-name="Tabela1.A1" office:value-type="string">
            <text:p text:style-name="P65">447 km</text:p>
          </table:table-cell>
          <table:table-cell table:style-name="Tabela1.A1" office:value-type="string">
            <text:p text:style-name="P65">Lapônia</text:p>
          </table:table-cell>
          <table:table-cell table:style-name="Tabela1.A1" office:value-type="string">
            <text:p text:style-name="P65">Mar Báltico</text:p>
          </table:table-cell>
        </table:table-row>
        <table:table-row table:style-name="TableLine2092157369504">
          <table:table-cell table:style-name="Tabela1.A1" office:value-type="string">
            <text:p text:style-name="P65">9.</text:p>
          </table:table-cell>
          <table:table-cell table:style-name="Tabela1.A1" office:value-type="string">
            <text:p text:style-name="P65">Ljusnan</text:p>
          </table:table-cell>
          <table:table-cell table:style-name="Tabela1.A1" office:value-type="string">
            <text:p text:style-name="P65">437 km</text:p>
          </table:table-cell>
          <table:table-cell table:style-name="Tabela1.A1" office:value-type="string">
            <text:p text:style-name="P65">Herdália</text:p>
          </table:table-cell>
          <table:table-cell table:style-name="Tabela1.A1" office:value-type="string">
            <text:p text:style-name="P65">Mar Báltico</text:p>
          </table:table-cell>
        </table:table-row>
        <table:table-row table:style-name="TableLine2092157376032">
          <table:table-cell table:style-name="Tabela1.A1" office:value-type="string">
            <text:p text:style-name="P65">10.</text:p>
          </table:table-cell>
          <table:table-cell table:style-name="Tabela1.A1" office:value-type="string">
            <text:p text:style-name="P65">Indals</text:p>
          </table:table-cell>
          <table:table-cell table:style-name="Tabela1.A1" office:value-type="string">
            <text:p text:style-name="P65">426 km</text:p>
          </table:table-cell>
          <table:table-cell table:style-name="Tabela1.A1" office:value-type="string">
            <text:p text:style-name="P65">Jemtlândia</text:p>
          </table:table-cell>
          <table:table-cell table:style-name="Tabela1.A1" office:value-type="string">
            <text:p text:style-name="P65">Mar Báltico</text:p>
          </table:table-cell>
        </table:table-row>
        <table:table-row table:style-name="TableLine2092157366240">
          <table:table-cell table:style-name="Tabela1.A1" office:value-type="string">
            <text:p text:style-name="P65">11.</text:p>
          </table:table-cell>
          <table:table-cell table:style-name="Tabela1.A1" office:value-type="string">
            <text:p text:style-name="P65">Skellefte</text:p>
          </table:table-cell>
          <table:table-cell table:style-name="Tabela1.A1" office:value-type="string">
            <text:p text:style-name="P65">410 km</text:p>
          </table:table-cell>
          <table:table-cell table:style-name="Tabela1.A1" office:value-type="string">
            <text:p text:style-name="P65">Lapônia</text:p>
          </table:table-cell>
          <table:table-cell table:style-name="Tabela1.A1" office:value-type="string">
            <text:p text:style-name="P65">Mar Báltico</text:p>
          </table:table-cell>
        </table:table-row>
      </table:table>
      <text:p text:style-name="P20"/>
      <text:p text:style-name="P43"><text:span text:style-name="T26">E</text:span><text:span text:style-name="T33">conomia da Suécia</text:span></text:p>
      <text:p text:style-name="P43"><text:span text:style-name="T48"><text:tab/></text:span><text:span text:style-name="T39">A Suécia é uma economia mista orientada para a exportação com um sistema de distribuição moderno, excelente comunicação interna e externa e uma força de trabalho qualificada. </text:span><text:span text:style-name="T49">Segundo o número de exportações da suécia com dados de 2014, temos a seguinte lista de países </text:span><text:span text:style-name="T48">dos</text:span><text:span text:style-name="T49"> quais a suécia tem relações comerciais </text:span><text:span text:style-name="T48">ou parcerias econômicas por ordem do maior importador para o menor</text:span><text:span text:style-name="T49">: Noruega, Alemanha, Reino </text:span><text:span text:style-name="T50">U</text:span><text:span text:style-name="T49">ni</text:span><text:span text:style-name="T50">d</text:span><text:span text:style-name="T49">o, Finlândia, Dinamarca, Estados Unidos, Países Baixos, Bélgica, França e China, </text:span><text:span text:style-name="T46">por ordem de maior para menor.</text:span></text:p>
      <text:p text:style-name="P49"><text:span text:style-name="T84"><text:tab/></text:span><text:span text:style-name="T86">Alguns dos</text:span><text:span text:style-name="T83"> principais produtos mais exportados pela Suécia</text:span><text:span text:style-name="T84">: </text:span><text:span text:style-name="T87">Hidrelétricas, madeira e minério de ferro. </text:span><text:span text:style-name="T83">Esses</text:span><text:span text:style-name="T87"> constituem a base de recursos de uma economia fortemente orientada para o comércio exterior.</text:span></text:p>
      <text:p text:style-name="P46"><text:span text:style-name="T48"><text:tab/></text:span><text:span text:style-name="T41">Também, a</text:span><text:span text:style-name="T39">s 20 maiores empresas registradas na Suécia (por volume de negócios em 2007): Volvo, Ericsson, Vattenfall, Skanska, Sony Ericsson Mobile Communications AB, Svenska Cellulosa Aktiebolaget, Electrolux, IKEA, Volvo Personvagnar, TeliaSonera, Sandvik, Scania, ICA, Hennes &amp; Mauritz, Nordea, Preem, Atlas Copco, Securitas, Nordstjernan e SKF. A indústria sueca está, na sua esmagadora maioria, sob controle privado, ao contrário de outros países ocidentais industrializados, como a Áustria e a Itália, onde as empresas públicas têm tradicionalmente maior importância.</text:span></text:p>
      <text:p text:style-name="P46"><text:span text:style-name="T51"><text:tab/>Algo importante de se entender que o custo de vida de um país, especialmente na Europa, está diretamente ligado ao salário da população. Por isso, muitas vezes os valores são considerados altos por quem vive a realidade brasileira. Por exemplo,</text:span><text:span text:style-name="T76"> não existe salário-mínimo na Suécia</text:span><text:span text:style-name="T51">, mas para se ter uma noção, o valor médio de recebimento mensal de um trabalhador é de aproximadamente 25 mil coroas suecas, o que equivale a 2.329,85 euros ou R$10.457,23 (convertido no Google em outubro de 2019).</text:span><text:span text:style-name="T52"><text:line-break/></text:span></text:p>
      <text:p text:style-name="P11"/>
      <text:p text:style-name="P43"><text:soft-page-break/><text:span text:style-name="T28">R</text:span><text:span text:style-name="T31">eligião </text:span><text:span text:style-name="T34">na suécia.</text:span></text:p>
      <text:p text:style-name="P61"><text:span text:style-name="T43"><text:tab/>A Suécia é um dos países com mais luteranos no mundo. De acordo com pesquisa de 2010 do </text:span><text:span text:style-name="T82">Eurobarometer</text:span><text:span text:style-name="T43">, cerca de 28% da população sueca acredita na existência de Deus. Cerca de 45% dos suecos acreditam na existência de algum tipo de espírito ou deus, ao passo que 27% não acredita que exista qualquer tipo de espírito, deus, ou força vital. Uma pesquisa constatou que 30% dos membros da Igreja da Suécia realmente acreditam em Jesus Cristo, ao passo que 15% identificam-se como ateus, e um quarto como agnósticos. Menos de 4% dos membros da Igreja da Suécia frequentam o culto ao menos uma vez na semana e somente 2% são participantes regulares. Cerca de 40% dos membros da Igreja vão aos serviços de páscoa, natal e outras festividades cristãs. </text:span><text:span text:style-name="T83"><text:line-break/><text:tab/>Até 1 de janeiro de 2000, a Igreja foi parte do Estado na Suécia, por isso, até essa data, todos os suecos eram considerados membros da igreja luterana oficial. Em 2018, cerca de 57,7% da população do país, oficialmente, ainda pertencia a Igreja Luterana Sueca, uma igreja luterana com adaptações suecas. A religião na Suécia é absolutamente livre e de o ensino de religião (todas) nas escolas ser obrigatório. Os católicos representam cerca de 1,9% e os pentecostais, cerca de 1%. Outras religiões (islamismo, judaísmo, igreja ortodoxa e outras), somadas, dão cerca de 11%. A maioria dos suecos são batizados, crismados e casados na Igreja luterana.</text:span><text:span text:style-name="T43"><text:line-break/><text:tab/></text:span><text:span text:style-name="T53">Duas das principais Igrejas Assembleia de Deus da Suécia são: </text:span><text:span text:style-name="T77">Haga Kyrka</text:span><text:span text:style-name="T54">, Igreja Assembleia de Deus em Estocolmo </text:span><text:span text:style-name="T53">e </text:span><text:span text:style-name="T77">Filad</text:span><text:span text:style-name="T78">e</text:span><text:span text:style-name="T77">lfia Kyrkan</text:span><text:span text:style-name="T54">, </text:span><text:span text:style-name="T53">a</text:span><text:span text:style-name="T43"> Igreja da Filadélfia é um prédio da igreja na </text:span><text:span text:style-name="T79">Rörstrandsgatan</text:span><text:span text:style-name="T43"> 7 em Estocolmo, Suécia. Pertencente ao Movimento Pentecostal Sueco, foi inaugurado em 2 de novembro de 1930. </text:span><text:span text:style-name="T53">Por fim, a Igreja Hillsong (pentecostal) também tem um templo no país. Na bibliografia deste trabalho pode se encontrar o link para algumas igrejas Evangélicas, Pentecostais e Assembleias de Deus que pude encontrar com uma pesquisa rasa pela internet. Alguns sites estão totalmente em Sueco, portanto essa é a principal dificuldade de encontrar essas igrejas com pesquisas em Inglês e em português, além da pequena divulgação das igrejas em mecanismos de busca muito utilizados como o Google.</text:span></text:p>
      <text:p text:style-name="P63"/>
      <text:p text:style-name="P63">A Suécia e seu contexto missionário evangélico e pentecostal.</text:p>
      <text:p text:style-name="P61"><text:span text:style-name="T68"><text:tab/></text:span><text:span text:style-name="T69">A </text:span><text:span text:style-name="T70">Suécia,</text:span><text:span text:style-name="T69"> foi o berço da Assembleia de Deus do Brasil, pois</text:span><text:span text:style-name="T71"> a nossa denominação</text:span><text:span text:style-name="T69"> foi fundada aqui no Brasil, </text:span><text:span text:style-name="T71">com grande ajuda de dois</text:span><text:span text:style-name="T69"> Suecos, </text:span><text:span text:style-name="T79">Daniel Berg</text:span><text:span text:style-name="T67"> e </text:span><text:span text:style-name="T79">Gunnar Vingren</text:span><text:span text:style-name="T67">. </text:span><text:span text:style-name="T60">Ambos missionários.</text:span><text:span text:style-name="T67"> A </text:span><text:span text:style-name="T60">Esposa de Gunnar Vingren, Frida Vingren veio a ser um nome importante no meio evangélico no Brasil deixando importante legado, sofreu </text:span><text:span text:style-name="T59">perseguições em vida, </text:span><text:span text:style-name="T60">mas hoje é reconhecida pela sua liderança pioneira e sua importante atuação para a consolidação da Assembleia de Deus no Brasil.</text:span><text:span text:style-name="T59"> A Casa Publicadora das Assembleias de Deus lançou uma biografia sua, reconhecendo-a como “uma mulher cristã à frente do seu tempo”. </text:span><text:span text:style-name="T38">Divers</text:span><text:span text:style-name="T50">o</text:span><text:span text:style-name="T38">s trabalhos científicos também têm pesquisado sua trajetória, tanto no Brasil quanto na Suécia.<text:line-break/><text:line-break/></text:span><text:span text:style-name="T35">Frida</text:span></text:p>
      <text:p text:style-name="P60"><text:span text:style-name="T11"><text:tab/>Casada com o sueco que fundou, em Belém do Pará, a Assembleia de Deus, Frida se tornou uma das mais importantes lideranças da igreja no decorrer dos 15 </text:span><text:soft-page-break/><text:span text:style-name="T11">anos em que esteve no Brasil. Ajudou a construir o ministério no Rio de Janeiro, comandava um jornal e pregava em praça pública. Suas atribuições – muitas até então reservadas apenas aos homens –, entretanto, desagradaram pastores brasileiros e suecos, fizeram com que ela fosse perseguida e pressionada a voltar a seu país de origem, onde teve um fim trágico.<text:line-break/></text:span><text:span text:style-name="T3"><text:tab/>A história da missionária passou décadas esquecida e, nos últimos anos, vem sendo resgatada tanto na Suécia quanto no Brasil. Foi tema de livro, de tese de doutorado e voltou a alimentar o debate – atual e ainda polêmico – sobre o papel da mulher na Assembleia de Deus, a maior religião pentecostal do país, com 12 milhões de fiéis.<text:line-break/><text:line-break/></text:span><text:span text:style-name="Strong_20_Emphasis"><text:span text:style-name="T3">Belém do Pará, onde tudo começou</text:span></text:span></text:p>
      <text:p text:style-name="P60"><text:span text:style-name="Strong_20_Emphasis"><text:span text:style-name="T4"><text:tab/></text:span></text:span><text:span text:style-name="T10">Frida embarcou para Belém em 1917, aos 26 anos, enviada pela Igreja Filadélfia, uma denominação pentecostal baseada em Estocolmo. Veio para juntar-se a Gunnar Vingren, que, sete anos antes, havia fundado a Assembleia de Deus no Brasil. Eles haviam se conhecido naquele mesmo ano, quando o missionário estava na Suécia para arrecadar fundos e visitar a família. “Ele conta a ela sobre a missão e ela se apaixona pela ideia do Brasil”, diz Valéria Vilhena, pesquisadora da Universidade Metodista, que baseou o doutorado na vida da missionária e que lança neste ano um livro sobre sua história.<text:line-break/><text:tab/>Com o tempo, a missionária assume cada vez mais as atribuições de Gunnar em Belém. Talentosa, ela começa a traduzir os hinos da igreja sueca para o português. Canta, toca e começa a pregar. “Ela transforma os boletins entediantes dos missionários (publicados nos jornais da igreja sueca) em histórias incríveis. Um dos textos conta sobre a prisão que ela visitava toda semana em Belém, que mantinha 200 garotos entre cinco e 20 anos de idade, alguns que estavam ali simplesmente por não terem pai”, conta Norell, que passou meses entre os arquivos da Igreja Filadélfia, mantidos em um castelo nas redondezas de Estocolmo.<text:line-break/></text:span><text:span text:style-name="T11"><text:tab/>Frida passa então a bater de frente com o pastor Samuel Nyström – à frente do jornal da Assembleia de Deus, batizado de Boa Semente –, que era radicalmente contra que as mulheres pudessem pregar.</text:span><text:span text:style-name="T12"><text:line-break/><text:line-break/></text:span><text:span text:style-name="T14">Centenário da AD brasileira foi celebrado na Suécia.</text:span></text:p>
      <text:p text:style-name="P62"><text:span text:style-name="T43"><text:tab/>De 20 a 22 de maio, a Igreja Filadélfia em Estocolmo, capital da Suécia, recebeu a Celebração Missionária do Centenário das Assembleias de Deus no Brasil. Ali, cerca de 250 brasileiros, entre pastores assembleianos do Brasil e missionários assembleianos nos Estados Unidos, Japão e Europa, estiveram reunidos para agradecer a Deus pela vida dos missionários escandinavos que deram a sua vida ao nosso país, fundando a maior igreja pentecostal do mundo. E o local não poderia ser mais propício. A Igreja Filadélfia, fundada há 101 anos pelo pastor Lewi Pethrus, foi quem adotou e sustentou os missionários suecos Daniel Berg e Gunnar Vingren, pioneiros das Assembleias de Deus no Brasil, e enviou e sustentou a maioria dos missionários que estabeleceram a denominação, como Samuel Nyström, Samuel Hedlund, Otto Nelson, Joel Carlson, dentre outros. <text:line-break/></text:span><text:span text:style-name="T83"><text:tab/></text:span><text:span text:style-name="T38">Nos dois primeiros dias, as reuniões ocorreram no salão de culto anexo ao prédio da Igreja Filadélfia, com capacidade para cerca de 500 pessoas. Quebrantamento e renovação espirituais marcaram as reuniões. O coordenador dos </text:span><text:soft-page-break/><text:span text:style-name="T38">trabalhos foi o pastor Joel Freire da Costa, líder da Convenção Fraternal das Assembleias de Deus Brasileiras nos Estados Unidos (Confradeb-EUA) e da Convenção Fraternal das Assembleias de Deus Brasileiras na Europa, que conduziu com brilhantismo as atividades. Sob sua coordenação, missionários brasileiros na Europa se alternaram na direção dos cultos. <text:line-break/><text:tab/>Na abertura, a direção ficou com o pastor Roberto Bueno, secretário geral de Missões das Assembleias de Deus do Ministério do Belém nos EUA e Europa. A oração de abertura foi marcada por um momento de quebrantamento espiritual que tomou conta do auditório. Ela foi conduzia pelo pastor José Wellington Bezerra da Costa, presidente da Convenção Geral das Assembleias de Deus no Brasil, que foi o preletor da noite, baseando sua mensagem em 2 Reis 6.1-3, que narra o episódio em que Deus usou o profeta Eliseu para socorrer um dos jovens profetas em seu projeto de construir uma casa mais ampla. A mensagem provocou despertamento espiritual. <text:line-break/><text:tab/>Em todas as reuniões, os louvores ficaram por conta das cantoras Eline Souza, da Flórida (EUA); Mari Hoffman (Alemanha); Luciana Krebs (Alemanha); Joe Vasconcelos (EUA) e Davi Maia, da Igreja Batista Renovada da Lapa, São Paulo (SP). As caravanas do Brasil, Estados Unidos, Suíça, Alemanha, Espanha e Japão foram as maiores. Irmãos da Itália e Inglaterra também estiveram presentes. <text:line-break/><text:tab/>No segundo dia, a programação se seguiu pela tarde e noite, com mensagens fervorosas dos pastores Anísio Nascimento, secretário-executivo da Secretaria Nacional de Missões (SENAMI) e Gessival Barbosa, líder da AD no Japão. Mais uma vez, foram momentos de quebrantamento e renovação espirituais. À noite, com a presença de familiares de Gunnar Vingren e Daniel Berg, como Bertil Vingren e Lars Vingren, respectivamente filho e neto do missionário Gunnar Vingren, e Ann-Sofi Berg, neta de Daniel Berg, o pastor Nicholas Piensoho, líder da Igreja Filadélfia, ministrou poderosa mensagem, com base em Mateus 28.18-20. O líder da Convenção pentecostal sueca e pastores da Igreja Filadélfia também estiveram presentes. Pastor Nicholas foi traduzido por um missionário brasileiro da Igreja Episcopal Carismática.<text:line-break/><text:tab/>No domingo pela manhã, ocorreu o encerramento, com grande culto na nave principal do belo templo da Igreja Filadélfia, que conta com duas galerias e capacidade para 1,7 mil pessoas sentadas. O templo é o mesmo desde a sua inauguração em 1920 pelo pastor Lewi Pethrus. Louvor e adoração marcaram a reunião, com a participação de missionários brasileiros. Pastor José Wellington e sua esposa, a irmã Wanda Freire da Costa, líder da Unemad, foram apresentados com destaque. Pastor Nicholas foi mais uma vez o preletor, ministrando sobre o tema renovação espiritual, com base em passagem da Epístola de Paulo a Tito. <text:tab/>Os participantes do evento louvaram a Deus pela qualidade espiritual do encontro e o seu valor histórico para a igreja no Brasil e os missionários brasileiros espalhados pelo mundo. Mais sobre o evento na edição de julho do jornal Mensageiro da Paz.</text:span><text:span text:style-name="T43"><text:line-break/></text:span></text:p>
      <text:p text:style-name="P62"><text:span text:style-name="T36">Conclusão</text:span><text:span text:style-name="T43"><text:line-break/><text:tab/></text:span><text:span text:style-name="T55">Eu ainda não sabia que a Assembleia de Deus tinha sido fundada por Suecos, acabei escolhendo esse país </text:span><text:span text:style-name="T56">por</text:span><text:span text:style-name="T55"> acaso, depois de ter perdido minhas duas outras opções (Japão e a Irlanda), mas agora que fiquei sabendo de um pouco mais da história desse país, me sensibilizei e senti vontade de orar por essa nação que foi de </text:span><text:soft-page-break/><text:span text:style-name="T55">grande importância para </text:span><text:span text:style-name="T57">nosso país e n</text:span><text:span text:style-name="T55">a conversão de muitos irmãos, oremos para que o senhor venha trazer um avivamento, não só aqui no Brasil e na Assembleia de Deus, mas também na Suécia, que foi instrumento de Deus para trazer sua palavra à</text:span><text:span text:style-name="T58">s</text:span><text:span text:style-name="T55"> tantas pessoas no Brasil de maneira acessível e fiel. Que nós possamos “retribuir o favor”, orando e intercedendo pela Suécia, por amor aos fundadores da nossa querida Assembleia de Deus.<text:line-break/></text:span><text:span text:style-name="T75"> </text:span></text:p>
      <text:p text:style-name="P39"/>
      <text:p text:style-name="P67">BIBLIOGRAFIA</text:p>
      <text:p text:style-name="P21"/>
      <text:p text:style-name="P10">Suécia – Wikipédia, a enciclopédia livre.</text:p>
      <text:p text:style-name="P6"><text:span text:style-name="T3">Disponível em: &lt;</text:span><text:a xlink:type="simple" xlink:href="https://pt.wikipedia.org/wiki/Suécia" text:style-name="Internet_20_link" text:visited-style-name="Visited_20_Internet_20_Link"><text:span text:style-name="T2">https://pt.wikipedia.org/wiki/Suécia</text:span></text:a><text:span text:style-name="T3">&gt;.</text:span></text:p>
      <text:p text:style-name="P12"/>
      <text:p text:style-name="P56">Gunnar Vingren – Wikipédia, a enciclopédia livre.</text:p>
      <text:p text:style-name="P1"><text:span text:style-name="T15">Disponível em &lt;</text:span><text:a xlink:type="simple" xlink:href="https://pt.wikipedia.org/wiki/Gunnar_Vingren" text:style-name="Internet_20_link" text:visited-style-name="Visited_20_Internet_20_Link"><text:span text:style-name="T2">https://pt.wikipedia.org/wiki/Gunnar_Vingren</text:span></text:a><text:span text:style-name="T15">&gt;.</text:span></text:p>
      <text:p text:style-name="P50"><text:span text:style-name="T93">Acesso em: </text:span><text:span text:style-name="T95">24 de março de 2021</text:span></text:p>
      <text:p text:style-name="P57"/>
      <text:p text:style-name="P10">Frida Vingren – Wikipédia, a enciclopédia livre.</text:p>
      <text:p text:style-name="P2"><text:span text:style-name="T6">Disponível em: &lt;</text:span><text:a xlink:type="simple" xlink:href="https://pt.wikipedia.org/wiki/Frida_Vingren" text:style-name="Internet_20_link" text:visited-style-name="Visited_20_Internet_20_Link"><text:span text:style-name="T2">https://pt.wikipedia.org/wiki/Frida_Vingren</text:span></text:a><text:span text:style-name="T6">&gt;</text:span></text:p>
      <text:p text:style-name="P51"><text:span text:style-name="T89">Acesso em: 24 </text:span><text:span text:style-name="T88">de março de 2021</text:span></text:p>
      <text:p text:style-name="P12"/>
      <text:p text:style-name="P23">Daniel Berg – Wikipédia, a enciclopédia livre.</text:p>
      <text:p text:style-name="P6"><text:span text:style-name="T5">D</text:span><text:span text:style-name="T3">isponível em: &lt;</text:span><text:a xlink:type="simple" xlink:href="https://pt.wikipedia.org/wiki/Daniel_Berg" text:style-name="Internet_20_link" text:visited-style-name="Visited_20_Internet_20_Link"><text:span text:style-name="T2">https://pt.wikipedia.org/wiki/Daniel_Berg</text:span></text:a><text:span text:style-name="T3">&gt;.</text:span></text:p>
      <text:p text:style-name="P51"><text:span text:style-name="T89">Acesso em: 24 </text:span><text:span text:style-name="T88">de março de 2021</text:span></text:p>
      <text:p text:style-name="P12"/>
      <text:p text:style-name="P26">Missionária Sueca Perseguida no Brasil e Internada em Hospício e esquecida pela história.</text:p>
      <text:p text:style-name="P7"><text:span text:style-name="T6">Disponível em: &lt;</text:span><text:a xlink:type="simple" xlink:href="https://epocanegocios.globo.com/Brasil/noticia/2018/07/missionaria-sueca-perseguida-no-brasil-internada-em-hospicio-e-esquecida-pela-historia.html" text:style-name="Internet_20_link" text:visited-style-name="Visited_20_Internet_20_Link"><text:span text:style-name="T2">https://epocanegocios.globo.com/Brasil/noticia/2018/07/missionaria-sueca-perseguida-no-brasil-internada-em-hospicio-e-esquecida-pela-historia.html</text:span></text:a><text:span text:style-name="T3">&gt;.</text:span></text:p>
      <text:p text:style-name="P51"><text:span text:style-name="T89">Acesso em: 24 </text:span><text:span text:style-name="T88">de março de 2021</text:span></text:p>
      <text:p text:style-name="P40"/>
      <text:p text:style-name="P16">Centen<text:span text:style-name="T96">á</text:span>rio da ad brasileira foi celebrado na <text:span text:style-name="T96">S</text:span>u<text:span text:style-name="T96">é</text:span>cia.</text:p>
      <text:p text:style-name="P16"><text:span text:style-name="T18">Disponível em: &lt;</text:span><text:a xlink:type="simple" xlink:href="https://adalagoas.com.br/noticias/191/centenario-da-ad-brasileira-foi-celebrado-na-suecia" text:style-name="Internet_20_link" text:visited-style-name="Visited_20_Internet_20_Link"><text:span text:style-name="T2">https://adalagoas.com.br/noticias/191/centenario-da-ad-brasileira-foi-celebrado-na-suecia</text:span></text:a><text:span text:style-name="T2">&gt;.</text:span></text:p>
      <text:p text:style-name="P52"><text:span text:style-name="T89">Acesso em: 24 </text:span><text:span text:style-name="T88">de março de 2021</text:span></text:p>
      <text:p text:style-name="P41"/>
      <text:p text:style-name="P59"><text:span text:style-name="T23">Culinária da Suécia – Wikipédia, a enciclopédia livre</text:span><text:span text:style-name="T92">.</text:span></text:p>
      <text:p text:style-name="P3"><text:span text:style-name="T6">Disponível em: &lt;</text:span><text:a xlink:type="simple" xlink:href="https://pt.wikipedia.org/wiki/Culinária_da_Suécia" text:style-name="Internet_20_link" text:visited-style-name="Visited_20_Internet_20_Link"><text:span text:style-name="T2">https://pt.wikipedia.org/wiki/Culinária_da_Suécia</text:span></text:a><text:span text:style-name="T3">&gt;.</text:span></text:p>
      <text:p text:style-name="P53"><text:span text:style-name="T89">Acesso em: 24 </text:span><text:span text:style-name="T88">de março de 2021</text:span></text:p>
      <text:p text:style-name="P24"/>
      <text:p text:style-name="P59"><text:span text:style-name="T23">Demografia da Suécia – Wikipédia, a enciclopédia livre</text:span><text:span text:style-name="T92">.</text:span></text:p>
      <text:p text:style-name="P3"><text:span text:style-name="T6">Disponível em: &lt;</text:span><text:a xlink:type="simple" xlink:href="https://pt.wikipedia.org/wiki/Demografia_da_Suécia" text:style-name="Internet_20_link" text:visited-style-name="Visited_20_Internet_20_Link"><text:span text:style-name="T2">https://pt.wikipedia.org/wiki/Demografia_da_Suécia</text:span></text:a><text:span text:style-name="T3">&gt;.</text:span></text:p>
      <text:p text:style-name="P53"><text:span text:style-name="T89">Acesso em: 24 </text:span><text:span text:style-name="T88">de março de 2021</text:span></text:p>
      <text:p text:style-name="P24"/>
      <text:p text:style-name="P59"><text:span text:style-name="T23">Lista de rios da Suécia – Wikipédia, a enciclopédia livre</text:span><text:span text:style-name="T92">.</text:span></text:p>
      <text:p text:style-name="P3"><text:span text:style-name="T6">Disponível em: &lt;</text:span><text:a xlink:type="simple" xlink:href="https://pt.wikipedia.org/wiki/Lista_de_rios_da_Suécia" text:style-name="Internet_20_link" text:visited-style-name="Visited_20_Internet_20_Link"><text:span text:style-name="T2">https://pt.wikipedia.org/wiki/Lista_de_rios_da_Suécia</text:span></text:a><text:span text:style-name="T3">&gt;.</text:span></text:p>
      <text:p text:style-name="P53"><text:span text:style-name="T89">Acesso em: 24 </text:span><text:span text:style-name="T88">de março de 2021</text:span></text:p>
      <text:p text:style-name="P24"/>
      <text:p text:style-name="P59">Economia da Suécia – Wikipédia, a enciclopédia livre<text:span text:style-name="T92">.</text:span></text:p>
      <text:p text:style-name="P9"><text:span text:style-name="T13">Disponível em: &lt;</text:span><text:a xlink:type="simple" xlink:href="https://pt.wikipedia.org/wiki/Economia_da_Suécia" text:style-name="Internet_20_link" text:visited-style-name="Visited_20_Internet_20_Link"><text:span text:style-name="T2">https://pt.wikipedia.org/wiki/Economia_da_Suécia</text:span></text:a><text:span text:style-name="T11">&gt;.</text:span></text:p>
      <text:p text:style-name="P53"><text:span text:style-name="T89">Acesso em: 24 </text:span><text:span text:style-name="T88">de março de 2021</text:span></text:p>
      <text:p text:style-name="P24"/>
      <text:p text:style-name="P59">Exportações para a Suécia, saiba mais<text:span text:style-name="T92">.</text:span></text:p>
      <text:p text:style-name="P9"><text:span text:style-name="T13">Disponível em: &lt;</text:span><text:a xlink:type="simple" xlink:href="https://www.fazcomex.com.br/blog/exportacoes-para-a-suecia/" text:style-name="Internet_20_link" text:visited-style-name="Visited_20_Internet_20_Link"><text:span text:style-name="T2">https://www.fazcomex.com.br/blog/exportacoes-para-a-suecia</text:span></text:a><text:span text:style-name="T11">&gt;.</text:span></text:p>
      <text:p text:style-name="P53"><text:span text:style-name="T89">Acesso em: 24 </text:span><text:span text:style-name="T88">de março de 2021</text:span></text:p>
      <text:p text:style-name="P24"/>
      <text:p text:style-name="P24"><text:soft-page-break/></text:p>
      <text:p text:style-name="P58"><text:span text:style-name="T25">C</text:span><text:span text:style-name="T24">usto de vida na suécia – eurodicas.com.</text:span></text:p>
      <text:p text:style-name="P5"><text:span text:style-name="T6">Disponível em: &lt;</text:span><text:a xlink:type="simple" xlink:href="https://www.eurodicas.com.br/custo-de-vida-na-suecia/" text:style-name="Internet_20_link" text:visited-style-name="Visited_20_Internet_20_Link"><text:span text:style-name="T2">https://www.eurodicas.com.br/custo-de-vida-na-suecia</text:span></text:a><text:span text:style-name="T6">&gt;</text:span><text:span text:style-name="T3">.</text:span></text:p>
      <text:p text:style-name="P54"><text:span text:style-name="T89">Acesso em: 24 </text:span><text:span text:style-name="T88">de março de 2021.</text:span></text:p>
      <text:p text:style-name="P24"/>
      <text:p text:style-name="P59"><text:span text:style-name="T23">Brasão de armas da Suécia – Wikipédia, a enciclopédia livre</text:span><text:span text:style-name="T92">.</text:span></text:p>
      <text:p text:style-name="P3"><text:span text:style-name="T6">Disponível em: &lt;</text:span><text:a xlink:type="simple" xlink:href="https://pt.wikipedia.org/wiki/Brasão_de_armas_da_Suécia" text:style-name="Internet_20_link" text:visited-style-name="Visited_20_Internet_20_Link"><text:span text:style-name="T2">https://pt.wikipedia.org/wiki/Brasão_de_armas_da_Suécia</text:span></text:a><text:span text:style-name="T3">&gt;.</text:span></text:p>
      <text:p text:style-name="P53"><text:span text:style-name="T89">Acesso em: 24 </text:span><text:span text:style-name="T88">de março de 2021.</text:span></text:p>
      <text:p text:style-name="P24"/>
      <text:p text:style-name="P59"><text:span text:style-name="T23">Bandeira da Suécia – Wikipédia, a enciclopédia livre</text:span><text:span text:style-name="T92">.</text:span></text:p>
      <text:p text:style-name="P3"><text:span text:style-name="T6">Disponível em: &lt;</text:span><text:a xlink:type="simple" xlink:href="https://pt.wikipedia.org/wiki/Bandeira_da_Suécia" text:style-name="Internet_20_link" text:visited-style-name="Visited_20_Internet_20_Link"><text:span text:style-name="T2">https://pt.wikipedia.org/wiki/Bandeira_da_Suécia</text:span></text:a><text:span text:style-name="T3">&gt;.</text:span></text:p>
      <text:p text:style-name="P53"><text:span text:style-name="T89">Acesso em: 24 </text:span><text:span text:style-name="T88">de março de 2021.</text:span></text:p>
      <text:p text:style-name="P27"/>
      <text:p text:style-name="P55"><text:span text:style-name="T90">Igreja </text:span><text:span text:style-name="T91">H</text:span><text:span text:style-name="T90">illsong.</text:span></text:p>
      <text:p text:style-name="P8"><text:span text:style-name="T7">Disponível em: &lt;</text:span><text:a xlink:type="simple" xlink:href="https://hillsong.com/jesus" text:style-name="Internet_20_link" text:visited-style-name="Visited_20_Internet_20_Link"><text:span text:style-name="T2">https://hillsong.com/jesus</text:span></text:a><text:span text:style-name="T3">&gt;. </text:span><text:span text:style-name="T9">(em inglês)</text:span></text:p>
      <text:p text:style-name="P53"><text:span text:style-name="T89">Acesso em: 24 </text:span><text:span text:style-name="T88">de março de 2021.</text:span></text:p>
      <text:p text:style-name="P24"/>
      <text:p text:style-name="P55"><text:span text:style-name="T90">Igreja </text:span><text:span text:style-name="T91">I</text:span><text:span text:style-name="T90">mmanuel.</text:span></text:p>
      <text:p text:style-name="P8"><text:span text:style-name="T7">Disponível em: &lt;</text:span><text:a xlink:type="simple" xlink:href="https://www.immanuel.se/en" text:style-name="Internet_20_link" text:visited-style-name="Visited_20_Internet_20_Link"><text:span text:style-name="T2">https://www.immanuel.se/en</text:span></text:a><text:span text:style-name="T3">&gt;. </text:span><text:span text:style-name="T9">(em inglês)</text:span></text:p>
      <text:p text:style-name="P53"><text:span text:style-name="T89">Acesso em: 24 </text:span><text:span text:style-name="T88">de março de 2021.</text:span></text:p>
      <text:p text:style-name="P24"/>
      <text:p text:style-name="P28">Igreja Filadélfia.</text:p>
      <text:p text:style-name="P17"><text:span text:style-name="T18">Disponível em: &lt;</text:span><text:a xlink:type="simple" xlink:href="https://www.filadelfiakyrkan.se/" text:style-name="Internet_20_link" text:visited-style-name="Visited_20_Internet_20_Link"><text:span text:style-name="T2">https://www.filadelfiakyrkan.se</text:span></text:a><text:span text:style-name="T2">&gt;. </text:span><text:span text:style-name="T16">(em sueco)</text:span></text:p>
      <text:p text:style-name="P13"><text:span text:style-name="T97">Acesso em: 24 </text:span><text:span text:style-name="T98">de março de 2021.</text:span></text:p>
      <text:p text:style-name="P17"/>
      <text:p text:style-name="P22">Uma análise sobre o desenvolvimento econômico sueco.</text:p>
      <text:p text:style-name="P4"><text:span text:style-name="T6">Disponível em: &lt;</text:span><text:a xlink:type="simple" xlink:href="https://pantheon.ufrj.br/bitstream/11422/1485/1/GIVasconcelos.pdf" text:style-name="Internet_20_link" text:visited-style-name="Visited_20_Internet_20_Link"><text:span text:style-name="T8">https://pantheon.ufrj.br/bitstream/11422/1485/1/GIVasconcelos.pdf</text:span></text:a><text:span text:style-name="T3">&gt;.</text:span></text:p>
      <text:p text:style-name="P14"><text:span text:style-name="T97">Acesso em: 24 </text:span><text:span text:style-name="T98">de março de 2021.</text:span></text:p>
      <text:p text:style-name="P25"/>
      <text:p text:style-name="P10">Imagem do mapa político <text:span text:style-name="T20">usada como referência</text:span>:</text:p>
      <text:p text:style-name="P10"><text:span text:style-name="T17">Disponível em: &lt;</text:span><text:a xlink:type="simple" xlink:href="https://upload.wikimedia.org/wikipedia/commons/thumb/4/40/Sverigekarta-Landskap_Text-pt.svg/275px-Sverigekarta-Landskap_Text-pt.svg.png" text:style-name="Internet_20_link" text:visited-style-name="Visited_20_Internet_20_Link"><text:span text:style-name="T2">275px-Sverigekarta-Landskap_Text-pt.svg.png</text:span></text:a><text:span text:style-name="T2">&gt;.</text:span></text:p>
      <text:p text:style-name="P10"><text:span text:style-name="T97">Acesso em: 24 </text:span><text:span text:style-name="T98">de março de 2021.</text:span></text:p>
      <text:p text:style-name="P18"/>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Figura1" text:anchor-type="paragraph" svg:width="16cm" svg:height="2.586cm" draw:z-index="9"><draw:image xlink:href="Pictures/1000000000000500000000CF73E1439B139099FF.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2.2$Windows_X86_64 LibreOffice_project/8a45595d069ef5570103caea1b71cc9d82b2aae4</meta:generator>
    <dc:date>2021-04-21T16:57:48.635000000</dc:date>
    <meta:editing-duration>PT30M23S</meta:editing-duration>
    <meta:editing-cycles>13</meta:editing-cycles>
    <meta:document-statistic meta:table-count="1" meta:image-count="1" meta:object-count="0" meta:page-count="10" meta:paragraph-count="156" meta:word-count="3313" meta:character-count="21189" meta:non-whitespace-character-count="17959"/>
  </office:meta>
</office:document-meta>
</file>